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cf6d9" officeooo:paragraph-rsid="00ea9c13"/>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Standard">
      <style:paragraph-properties fo:text-align="justify" style:justify-single-word="false"/>
      <style:text-properties officeooo:rsid="00e845fb" officeooo:paragraph-rsid="00e845fb"/>
    </style:style>
    <style:style style:name="P118" style:family="paragraph" style:parent-style-name="Standard">
      <style:paragraph-properties fo:text-align="justify" style:justify-single-word="false"/>
      <style:text-properties officeooo:rsid="00f10134" officeooo:paragraph-rsid="00f10134"/>
    </style:style>
    <style:style style:name="P119" style:family="paragraph" style:parent-style-name="Standard">
      <style:paragraph-properties fo:text-align="justify" style:justify-single-word="false"/>
      <style:text-properties officeooo:rsid="00f26741" officeooo:paragraph-rsid="00f26741"/>
    </style:style>
    <style:style style:name="P120" style:family="paragraph" style:parent-style-name="Standard">
      <style:paragraph-properties fo:text-align="justify" style:justify-single-word="false"/>
      <style:text-properties officeooo:rsid="00f2cd6c" officeooo:paragraph-rsid="00f2cd6c"/>
    </style:style>
    <style:style style:name="P121" style:family="paragraph" style:parent-style-name="Standard">
      <style:paragraph-properties fo:text-align="justify" style:justify-single-word="false"/>
      <style:text-properties officeooo:rsid="00f33d10" officeooo:paragraph-rsid="00f33d10"/>
    </style:style>
    <style:style style:name="P122" style:family="paragraph" style:parent-style-name="Standard">
      <style:paragraph-properties fo:text-align="justify" style:justify-single-word="false"/>
      <style:text-properties officeooo:rsid="00f62b5b" officeooo:paragraph-rsid="00f62b5b"/>
    </style:style>
    <style:style style:name="P123" style:family="paragraph" style:parent-style-name="Standard">
      <style:paragraph-properties fo:text-align="justify" style:justify-single-word="false"/>
      <style:text-properties officeooo:rsid="00f6ef68" officeooo:paragraph-rsid="00f6ef68"/>
    </style:style>
    <style:style style:name="P124" style:family="paragraph" style:parent-style-name="Standard">
      <style:paragraph-properties fo:text-align="justify" style:justify-single-word="false"/>
      <style:text-properties officeooo:rsid="00f7c331" officeooo:paragraph-rsid="00f7c331"/>
    </style:style>
    <style:style style:name="P125" style:family="paragraph" style:parent-style-name="Code_20_block">
      <style:text-properties fo:color="#008000"/>
    </style:style>
    <style:style style:name="P126" style:family="paragraph" style:parent-style-name="Code_20_block">
      <style:text-properties fo:color="#008000" officeooo:rsid="001aa2e2"/>
    </style:style>
    <style:style style:name="P127" style:family="paragraph" style:parent-style-name="Code_20_block">
      <style:text-properties fo:color="#008000" officeooo:rsid="001aa2e2" officeooo:paragraph-rsid="001c9f78"/>
    </style:style>
    <style:style style:name="P128" style:family="paragraph" style:parent-style-name="Code_20_block">
      <style:text-properties fo:color="#008000" officeooo:rsid="000e6d84" officeooo:paragraph-rsid="000e6d84"/>
    </style:style>
    <style:style style:name="P129" style:family="paragraph" style:parent-style-name="Code_20_block">
      <style:text-properties fo:color="#008000" officeooo:rsid="001cd173" officeooo:paragraph-rsid="002c740a"/>
    </style:style>
    <style:style style:name="P130" style:family="paragraph" style:parent-style-name="Code_20_block">
      <style:text-properties fo:color="#008000" officeooo:paragraph-rsid="002c740a"/>
    </style:style>
    <style:style style:name="P131" style:family="paragraph" style:parent-style-name="Code_20_block">
      <style:text-properties fo:color="#008000" officeooo:rsid="002dc269"/>
    </style:style>
    <style:style style:name="P132" style:family="paragraph" style:parent-style-name="Code_20_block">
      <style:text-properties fo:color="#008000" officeooo:rsid="005580dc"/>
    </style:style>
    <style:style style:name="P133" style:family="paragraph" style:parent-style-name="Code_20_block">
      <style:text-properties fo:color="#008000" officeooo:rsid="005580dc" officeooo:paragraph-rsid="00574d30"/>
    </style:style>
    <style:style style:name="P134" style:family="paragraph" style:parent-style-name="Code_20_block">
      <style:text-properties fo:color="#008000" officeooo:rsid="00667456"/>
    </style:style>
    <style:style style:name="P135" style:family="paragraph" style:parent-style-name="Code_20_block">
      <style:text-properties fo:color="#008000" officeooo:rsid="00667456" officeooo:paragraph-rsid="0066faee"/>
    </style:style>
    <style:style style:name="P136" style:family="paragraph" style:parent-style-name="Code_20_block">
      <style:text-properties fo:color="#008000" officeooo:rsid="006cf6d9"/>
    </style:style>
    <style:style style:name="P137" style:family="paragraph" style:parent-style-name="Code_20_block">
      <style:text-properties fo:color="#008000" officeooo:rsid="0048e7dd" officeooo:paragraph-rsid="007980cc"/>
    </style:style>
    <style:style style:name="P138" style:family="paragraph" style:parent-style-name="Code_20_block">
      <style:text-properties fo:color="#008000" officeooo:rsid="007aee4d"/>
    </style:style>
    <style:style style:name="P139" style:family="paragraph" style:parent-style-name="Code_20_block">
      <style:text-properties fo:color="#008000" officeooo:rsid="007aee4d" officeooo:paragraph-rsid="007f6c2e"/>
    </style:style>
    <style:style style:name="P140" style:family="paragraph" style:parent-style-name="Code_20_block">
      <style:text-properties fo:color="#008000" officeooo:rsid="0080c187"/>
    </style:style>
    <style:style style:name="P141" style:family="paragraph" style:parent-style-name="Code_20_block">
      <style:text-properties fo:color="#008000" officeooo:rsid="0080c187" officeooo:paragraph-rsid="0080c187"/>
    </style:style>
    <style:style style:name="P142" style:family="paragraph" style:parent-style-name="Code_20_block">
      <style:text-properties fo:color="#008000" officeooo:rsid="0080c187" officeooo:paragraph-rsid="00839b94"/>
    </style:style>
    <style:style style:name="P143" style:family="paragraph" style:parent-style-name="Code_20_block">
      <style:text-properties fo:color="#008000" officeooo:rsid="00839b94" officeooo:paragraph-rsid="00839b94"/>
    </style:style>
    <style:style style:name="P144" style:family="paragraph" style:parent-style-name="Code_20_block">
      <style:text-properties fo:color="#008000" officeooo:paragraph-rsid="008b66a3"/>
    </style:style>
    <style:style style:name="P145" style:family="paragraph" style:parent-style-name="Code_20_block">
      <style:text-properties fo:color="#008000" officeooo:rsid="008b9423"/>
    </style:style>
    <style:style style:name="P146" style:family="paragraph" style:parent-style-name="Code_20_block">
      <style:text-properties fo:color="#008000" officeooo:rsid="008b9423" officeooo:paragraph-rsid="008b9423"/>
    </style:style>
    <style:style style:name="P147" style:family="paragraph" style:parent-style-name="Code_20_block">
      <style:text-properties fo:color="#008000" officeooo:paragraph-rsid="009310ee"/>
    </style:style>
    <style:style style:name="P148" style:family="paragraph" style:parent-style-name="Code_20_block">
      <style:text-properties fo:color="#008000" officeooo:paragraph-rsid="0092144a"/>
    </style:style>
    <style:style style:name="P149" style:family="paragraph" style:parent-style-name="Code_20_block">
      <style:text-properties fo:color="#008000" officeooo:paragraph-rsid="009c3e74"/>
    </style:style>
    <style:style style:name="P150" style:family="paragraph" style:parent-style-name="Code_20_block">
      <style:text-properties fo:color="#008000" officeooo:paragraph-rsid="009f179b"/>
    </style:style>
    <style:style style:name="P151" style:family="paragraph" style:parent-style-name="Code_20_block">
      <style:text-properties fo:color="#008000" officeooo:paragraph-rsid="00a15c7d"/>
    </style:style>
    <style:style style:name="P152" style:family="paragraph" style:parent-style-name="Code_20_block">
      <style:text-properties fo:color="#008000" officeooo:rsid="00a41b3d" officeooo:paragraph-rsid="00a41b3d"/>
    </style:style>
    <style:style style:name="P153" style:family="paragraph" style:parent-style-name="Code_20_block">
      <style:text-properties fo:color="#008000" officeooo:rsid="00a41b3d" officeooo:paragraph-rsid="00a58170"/>
    </style:style>
    <style:style style:name="P154" style:family="paragraph" style:parent-style-name="Code_20_block">
      <style:text-properties fo:color="#008000" officeooo:rsid="00a58170" officeooo:paragraph-rsid="00a58170"/>
    </style:style>
    <style:style style:name="P155" style:family="paragraph" style:parent-style-name="Code_20_block">
      <style:text-properties fo:color="#008000" officeooo:paragraph-rsid="00ad3bea"/>
    </style:style>
    <style:style style:name="P156" style:family="paragraph" style:parent-style-name="Code_20_block">
      <style:text-properties fo:color="#008000" officeooo:rsid="00b9ec99" officeooo:paragraph-rsid="00b9ec99"/>
    </style:style>
    <style:style style:name="P157" style:family="paragraph" style:parent-style-name="Code_20_block">
      <style:text-properties fo:color="#008000" officeooo:paragraph-rsid="00aa7475"/>
    </style:style>
    <style:style style:name="P158" style:family="paragraph" style:parent-style-name="Code_20_block">
      <style:text-properties fo:color="#008000" officeooo:rsid="00d9b62a" officeooo:paragraph-rsid="00d9b62a"/>
    </style:style>
    <style:style style:name="P159" style:family="paragraph" style:parent-style-name="Code_20_block">
      <style:text-properties fo:color="#008000" officeooo:paragraph-rsid="00d9b62a"/>
    </style:style>
    <style:style style:name="P160" style:family="paragraph" style:parent-style-name="Code_20_block">
      <style:text-properties fo:color="#008000" officeooo:paragraph-rsid="00e7cd6b"/>
    </style:style>
    <style:style style:name="P161" style:family="paragraph" style:parent-style-name="Code_20_block">
      <style:text-properties fo:color="#008000" officeooo:rsid="00f2cd6c" officeooo:paragraph-rsid="00f2cd6c"/>
    </style:style>
    <style:style style:name="P162" style:family="paragraph" style:parent-style-name="Code_20_block">
      <style:text-properties officeooo:paragraph-rsid="000e6d84"/>
    </style:style>
    <style:style style:name="P163" style:family="paragraph" style:parent-style-name="Code_20_block">
      <style:text-properties officeooo:rsid="001f2c90" officeooo:paragraph-rsid="000e6d84"/>
    </style:style>
    <style:style style:name="P164" style:family="paragraph" style:parent-style-name="Code_20_block">
      <style:text-properties officeooo:rsid="001f2c90" officeooo:paragraph-rsid="0049b3a9"/>
    </style:style>
    <style:style style:name="P165" style:family="paragraph" style:parent-style-name="Code_20_block">
      <style:text-properties officeooo:paragraph-rsid="00133266"/>
    </style:style>
    <style:style style:name="P166" style:family="paragraph" style:parent-style-name="Code_20_block">
      <style:text-properties officeooo:paragraph-rsid="0016b811"/>
    </style:style>
    <style:style style:name="P167" style:family="paragraph" style:parent-style-name="Code_20_block">
      <style:text-properties fo:font-style="italic" officeooo:rsid="001aa2e2" style:font-style-asian="italic" style:font-style-complex="italic"/>
    </style:style>
    <style:style style:name="P168" style:family="paragraph" style:parent-style-name="Code_20_block">
      <style:text-properties fo:font-style="italic" officeooo:rsid="001aa2e2" officeooo:paragraph-rsid="001c9f78" style:font-style-asian="italic" style:font-style-complex="italic"/>
    </style:style>
    <style:style style:name="P169" style:family="paragraph" style:parent-style-name="Code_20_block">
      <style:text-properties officeooo:paragraph-rsid="002b6677"/>
    </style:style>
    <style:style style:name="P170" style:family="paragraph" style:parent-style-name="Code_20_block">
      <style:text-properties officeooo:paragraph-rsid="002c740a"/>
    </style:style>
    <style:style style:name="P171" style:family="paragraph" style:parent-style-name="Code_20_block">
      <style:text-properties officeooo:paragraph-rsid="0049b3a9"/>
    </style:style>
    <style:style style:name="P172" style:family="paragraph" style:parent-style-name="Code_20_block">
      <style:text-properties officeooo:rsid="004c51ec"/>
    </style:style>
    <style:style style:name="P173" style:family="paragraph" style:parent-style-name="Code_20_block">
      <style:text-properties officeooo:rsid="004dbe0e"/>
    </style:style>
    <style:style style:name="P174" style:family="paragraph" style:parent-style-name="Code_20_block">
      <style:text-properties officeooo:rsid="002dc269"/>
    </style:style>
    <style:style style:name="P175" style:family="paragraph" style:parent-style-name="Code_20_block">
      <style:text-properties officeooo:rsid="005580dc"/>
    </style:style>
    <style:style style:name="P176" style:family="paragraph" style:parent-style-name="Code_20_block">
      <style:text-properties officeooo:rsid="005580dc" officeooo:paragraph-rsid="00574d30"/>
    </style:style>
    <style:style style:name="P177" style:family="paragraph" style:parent-style-name="Code_20_block">
      <style:text-properties officeooo:rsid="00667456"/>
    </style:style>
    <style:style style:name="P178" style:family="paragraph" style:parent-style-name="Code_20_block">
      <style:text-properties officeooo:rsid="00667456" officeooo:paragraph-rsid="0066faee"/>
    </style:style>
    <style:style style:name="P179" style:family="paragraph" style:parent-style-name="Code_20_block">
      <style:text-properties officeooo:rsid="006cf6d9"/>
    </style:style>
    <style:style style:name="P180" style:family="paragraph" style:parent-style-name="Code_20_block">
      <style:text-properties officeooo:rsid="0075698a"/>
    </style:style>
    <style:style style:name="P181" style:family="paragraph" style:parent-style-name="Code_20_block">
      <style:text-properties officeooo:rsid="0048e7dd" officeooo:paragraph-rsid="007980cc"/>
    </style:style>
    <style:style style:name="P182" style:family="paragraph" style:parent-style-name="Code_20_block">
      <style:text-properties officeooo:rsid="0048e7dd" officeooo:paragraph-rsid="00a41b3d"/>
    </style:style>
    <style:style style:name="P183" style:family="paragraph" style:parent-style-name="Code_20_block">
      <style:text-properties officeooo:paragraph-rsid="007cbe12"/>
    </style:style>
    <style:style style:name="P184" style:family="paragraph" style:parent-style-name="Code_20_block">
      <style:text-properties officeooo:rsid="007aee4d"/>
    </style:style>
    <style:style style:name="P185" style:family="paragraph" style:parent-style-name="Code_20_block">
      <style:text-properties officeooo:paragraph-rsid="0080c187"/>
    </style:style>
    <style:style style:name="P186" style:family="paragraph" style:parent-style-name="Code_20_block">
      <style:text-properties officeooo:rsid="0080c187"/>
    </style:style>
    <style:style style:name="P187" style:family="paragraph" style:parent-style-name="Code_20_block">
      <style:text-properties officeooo:paragraph-rsid="0085c355"/>
    </style:style>
    <style:style style:name="P188" style:family="paragraph" style:parent-style-name="Code_20_block">
      <style:text-properties officeooo:paragraph-rsid="008798eb"/>
    </style:style>
    <style:style style:name="P189" style:family="paragraph" style:parent-style-name="Code_20_block">
      <style:text-properties officeooo:paragraph-rsid="008b6379"/>
    </style:style>
    <style:style style:name="P190" style:family="paragraph" style:parent-style-name="Code_20_block">
      <style:text-properties officeooo:paragraph-rsid="008b66a3"/>
    </style:style>
    <style:style style:name="P191" style:family="paragraph" style:parent-style-name="Code_20_block">
      <style:text-properties officeooo:rsid="008b9423"/>
    </style:style>
    <style:style style:name="P192" style:family="paragraph" style:parent-style-name="Code_20_block">
      <style:text-properties officeooo:rsid="008b9423" officeooo:paragraph-rsid="008b9423"/>
    </style:style>
    <style:style style:name="P193" style:family="paragraph" style:parent-style-name="Code_20_block">
      <style:text-properties fo:font-weight="bold" officeooo:rsid="008b9423" style:font-weight-asian="bold" style:font-weight-complex="bold"/>
    </style:style>
    <style:style style:name="P194" style:family="paragraph" style:parent-style-name="Code_20_block">
      <style:text-properties officeooo:rsid="004f5e8a"/>
    </style:style>
    <style:style style:name="P195" style:family="paragraph" style:parent-style-name="Code_20_block">
      <style:text-properties officeooo:rsid="006e1e8c"/>
    </style:style>
    <style:style style:name="P196" style:family="paragraph" style:parent-style-name="Code_20_block">
      <style:text-properties officeooo:rsid="007f6c2e" officeooo:paragraph-rsid="007f6c2e"/>
    </style:style>
    <style:style style:name="P197" style:family="paragraph" style:parent-style-name="Code_20_block">
      <style:text-properties officeooo:paragraph-rsid="009310ee"/>
    </style:style>
    <style:style style:name="P198" style:family="paragraph" style:parent-style-name="Code_20_block">
      <style:text-properties officeooo:paragraph-rsid="009c3e74"/>
    </style:style>
    <style:style style:name="P199" style:family="paragraph" style:parent-style-name="Code_20_block">
      <style:text-properties officeooo:rsid="001cd173" officeooo:paragraph-rsid="009f179b"/>
    </style:style>
    <style:style style:name="P200" style:family="paragraph" style:parent-style-name="Code_20_block">
      <style:text-properties officeooo:paragraph-rsid="00a15c7d"/>
    </style:style>
    <style:style style:name="P201" style:family="paragraph" style:parent-style-name="Code_20_block">
      <style:text-properties officeooo:rsid="00a41b3d" officeooo:paragraph-rsid="00a41b3d"/>
    </style:style>
    <style:style style:name="P202" style:family="paragraph" style:parent-style-name="Code_20_block">
      <style:text-properties officeooo:paragraph-rsid="00aa7475"/>
    </style:style>
    <style:style style:name="P203" style:family="paragraph" style:parent-style-name="Code_20_block">
      <style:text-properties officeooo:paragraph-rsid="00ad3bea"/>
    </style:style>
    <style:style style:name="P204" style:family="paragraph" style:parent-style-name="Code_20_block">
      <style:text-properties officeooo:paragraph-rsid="00af98da"/>
    </style:style>
    <style:style style:name="P205" style:family="paragraph" style:parent-style-name="Code_20_block">
      <style:text-properties officeooo:paragraph-rsid="00b2264e"/>
    </style:style>
    <style:style style:name="P206" style:family="paragraph" style:parent-style-name="Code_20_block">
      <style:text-properties officeooo:paragraph-rsid="00b4d494"/>
    </style:style>
    <style:style style:name="P207" style:family="paragraph" style:parent-style-name="Code_20_block">
      <style:text-properties officeooo:paragraph-rsid="00b9ec99"/>
    </style:style>
    <style:style style:name="P208" style:family="paragraph" style:parent-style-name="Code_20_block">
      <style:text-properties officeooo:rsid="00b9ec99" officeooo:paragraph-rsid="00b9ec99"/>
    </style:style>
    <style:style style:name="P209" style:family="paragraph" style:parent-style-name="Code_20_block">
      <style:text-properties officeooo:paragraph-rsid="00bf7d22"/>
    </style:style>
    <style:style style:name="P210" style:family="paragraph" style:parent-style-name="Code_20_block">
      <style:text-properties officeooo:paragraph-rsid="00c22760"/>
    </style:style>
    <style:style style:name="P211" style:family="paragraph" style:parent-style-name="Code_20_block">
      <style:text-properties officeooo:paragraph-rsid="00c2bf3a"/>
    </style:style>
    <style:style style:name="P212" style:family="paragraph" style:parent-style-name="Code_20_block">
      <style:text-properties officeooo:rsid="00c2bf3a" officeooo:paragraph-rsid="00c2bf3a"/>
    </style:style>
    <style:style style:name="P213" style:family="paragraph" style:parent-style-name="Code_20_block">
      <style:text-properties officeooo:paragraph-rsid="00c84d34"/>
    </style:style>
    <style:style style:name="P214" style:family="paragraph" style:parent-style-name="Code_20_block">
      <style:text-properties officeooo:paragraph-rsid="00d54a94"/>
    </style:style>
    <style:style style:name="P215" style:family="paragraph" style:parent-style-name="Code_20_block">
      <style:text-properties officeooo:paragraph-rsid="00d9b62a"/>
    </style:style>
    <style:style style:name="P216" style:family="paragraph" style:parent-style-name="Code_20_block">
      <style:text-properties officeooo:paragraph-rsid="00e7cd6b"/>
    </style:style>
    <style:style style:name="P217" style:family="paragraph" style:parent-style-name="Code_20_block">
      <style:text-properties officeooo:paragraph-rsid="00e845fb"/>
    </style:style>
    <style:style style:name="P218" style:family="paragraph" style:parent-style-name="Code_20_block">
      <style:text-properties officeooo:paragraph-rsid="00f2cd6c"/>
    </style:style>
    <style:style style:name="P219" style:family="paragraph" style:parent-style-name="Code_20_block">
      <style:paragraph-properties fo:text-align="justify" style:justify-single-word="false"/>
      <style:text-properties officeooo:rsid="00f33d10" officeooo:paragraph-rsid="00f62b5b"/>
    </style:style>
    <style:style style:name="P220" style:family="paragraph" style:parent-style-name="Code_20_block">
      <style:text-properties officeooo:paragraph-rsid="00f62b5b"/>
    </style:style>
    <style:style style:name="P221" style:family="paragraph" style:parent-style-name="Text_20_body">
      <style:paragraph-properties fo:text-align="justify" style:justify-single-word="false"/>
    </style:style>
    <style:style style:name="P22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23" style:family="paragraph" style:parent-style-name="Standard">
      <style:paragraph-properties fo:text-align="justify" style:justify-single-word="false" fo:break-before="page"/>
    </style:style>
    <style:style style:name="P224"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5" style:family="paragraph" style:parent-style-name="Standard">
      <style:paragraph-properties fo:text-align="justify" style:justify-single-word="false" fo:break-before="page"/>
      <style:text-properties officeooo:rsid="00b54105" officeooo:paragraph-rsid="00b54105"/>
    </style:style>
    <style:style style:name="P226" style:family="paragraph" style:parent-style-name="Standard">
      <style:paragraph-properties fo:text-align="justify" style:justify-single-word="false" fo:break-before="page"/>
      <style:text-properties officeooo:rsid="006e1e8c" officeooo:paragraph-rsid="006e1e8c"/>
    </style:style>
    <style:style style:name="P227" style:family="paragraph" style:parent-style-name="Standard">
      <style:paragraph-properties fo:text-align="justify" style:justify-single-word="false" fo:break-before="page"/>
      <style:text-properties officeooo:rsid="00f33d10" officeooo:paragraph-rsid="00f33d10"/>
    </style:style>
    <style:style style:name="P228" style:family="paragraph" style:parent-style-name="Code_20_block">
      <style:paragraph-properties fo:padding="0.049cm" fo:border="0.06pt solid #000000"/>
    </style:style>
    <style:style style:name="P229" style:family="paragraph" style:parent-style-name="Note_5f_Tip">
      <style:paragraph-properties fo:padding="0.049cm" fo:border="0.06pt solid #000000"/>
    </style:style>
    <style:style style:name="P230" style:family="paragraph" style:parent-style-name="Note_5f_Tip">
      <loext:graphic-properties draw:fill-color="#cccccc" draw:fill-image-width="0cm" draw:fill-image-height="0cm"/>
    </style:style>
    <style:style style:name="P231" style:family="paragraph" style:parent-style-name="Note_5f_Tip">
      <style:paragraph-properties fo:text-align="justify" style:justify-single-word="false"/>
    </style:style>
    <style:style style:name="P232" style:family="paragraph" style:parent-style-name="Standard" style:list-style-name="List_20_1"/>
    <style:style style:name="P233" style:family="paragraph" style:parent-style-name="Standard" style:list-style-name="List_20_1">
      <style:text-properties officeooo:paragraph-rsid="000af6c4"/>
    </style:style>
    <style:style style:name="P234" style:family="paragraph" style:parent-style-name="Standard">
      <style:paragraph-properties fo:text-align="justify" style:justify-single-word="false"/>
    </style:style>
    <style:style style:name="P235" style:family="paragraph" style:parent-style-name="Standard" style:list-style-name="List_20_2">
      <style:paragraph-properties fo:text-align="justify" style:justify-single-word="false"/>
    </style:style>
    <style:style style:name="P236" style:family="paragraph" style:parent-style-name="Standard" style:list-style-name="List_20_2">
      <style:paragraph-properties fo:text-align="justify" style:justify-single-word="false"/>
      <style:text-properties officeooo:paragraph-rsid="00184030"/>
    </style:style>
    <style:style style:name="P237" style:family="paragraph" style:parent-style-name="Standard" style:list-style-name="List_20_1">
      <style:paragraph-properties fo:text-align="justify" style:justify-single-word="false"/>
    </style:style>
    <style:style style:name="P238" style:family="paragraph" style:parent-style-name="Standard" style:list-style-name="Numbering_20_1"/>
    <style:style style:name="P239" style:family="paragraph" style:parent-style-name="Standard" style:list-style-name="List_20_2">
      <style:paragraph-properties fo:text-align="justify" style:justify-single-word="false"/>
      <style:text-properties officeooo:rsid="00511286" officeooo:paragraph-rsid="006cf6d9"/>
    </style:style>
    <style:style style:name="P240" style:family="paragraph" style:parent-style-name="Standard" style:list-style-name="List_20_1">
      <style:paragraph-properties fo:text-align="justify" style:justify-single-word="false"/>
      <style:text-properties officeooo:rsid="00511286" officeooo:paragraph-rsid="006cf6d9"/>
    </style:style>
    <style:style style:name="P241" style:family="paragraph" style:parent-style-name="Standard" style:list-style-name="List_20_1">
      <style:paragraph-properties fo:text-align="start" style:justify-single-word="false"/>
      <style:text-properties officeooo:rsid="00511286" officeooo:paragraph-rsid="006cf6d9"/>
    </style:style>
    <style:style style:name="P242" style:family="paragraph" style:parent-style-name="Standard" style:list-style-name="List_20_1">
      <style:text-properties officeooo:rsid="000af6c4" officeooo:paragraph-rsid="000af6c4"/>
    </style:style>
    <style:style style:name="P243" style:family="paragraph" style:parent-style-name="Standard" style:list-style-name="List_20_1">
      <style:paragraph-properties fo:text-align="start" style:justify-single-word="false"/>
    </style:style>
    <style:style style:name="P244" style:family="paragraph" style:parent-style-name="Standard" style:list-style-name="List_20_1">
      <style:paragraph-properties fo:text-align="justify" style:justify-single-word="false"/>
      <style:text-properties officeooo:rsid="00ba1c55" officeooo:paragraph-rsid="00ba1c55"/>
    </style:style>
    <style:style style:name="P245" style:family="paragraph" style:parent-style-name="Standard" style:list-style-name="List_20_1">
      <style:paragraph-properties fo:text-align="justify" style:justify-single-word="false"/>
      <style:text-properties officeooo:rsid="005bf21c" officeooo:paragraph-rsid="005bf21c"/>
    </style:style>
    <style:style style:name="P246" style:family="paragraph" style:parent-style-name="Standard">
      <style:paragraph-properties fo:text-align="justify" style:justify-single-word="false"/>
      <style:text-properties officeooo:rsid="00e52a53" officeooo:paragraph-rsid="0100a5bc"/>
    </style:style>
    <style:style style:name="P247" style:family="paragraph" style:parent-style-name="Standard">
      <style:text-properties officeooo:rsid="00e52a53" officeooo:paragraph-rsid="0100a5bc"/>
    </style:style>
    <style:style style:name="P248" style:family="paragraph" style:parent-style-name="Heading_20_1" style:master-page-name="Standard">
      <style:paragraph-properties style:page-number="auto"/>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officeooo:rsid="0018ceac"/>
    </style:style>
    <style:style style:name="P251" style:family="paragraph" style:parent-style-name="Heading_20_2">
      <style:paragraph-properties fo:break-before="page"/>
      <style:text-properties officeooo:rsid="0080c187"/>
    </style:style>
    <style:style style:name="P252" style:family="paragraph" style:parent-style-name="Heading_20_2">
      <style:paragraph-properties fo:break-before="page"/>
      <style:text-properties officeooo:rsid="005bf21c"/>
    </style:style>
    <style:style style:name="P253" style:family="paragraph" style:parent-style-name="Heading_20_2">
      <style:paragraph-properties fo:break-before="page"/>
      <style:text-properties officeooo:paragraph-rsid="00aa7475"/>
    </style:style>
    <style:style style:name="P254" style:family="paragraph" style:parent-style-name="Heading_20_3">
      <style:text-properties officeooo:rsid="004b6718"/>
    </style:style>
    <style:style style:name="P255" style:family="paragraph" style:parent-style-name="Heading_20_3">
      <style:text-properties officeooo:rsid="00556bfd"/>
    </style:style>
    <style:style style:name="P256" style:family="paragraph" style:parent-style-name="Heading_20_3">
      <style:text-properties officeooo:paragraph-rsid="009310ee"/>
    </style:style>
    <style:style style:name="P257" style:family="paragraph" style:parent-style-name="Heading_20_3">
      <style:text-properties officeooo:rsid="000c7dca"/>
    </style:style>
    <style:style style:name="P258" style:family="paragraph" style:parent-style-name="Heading_20_3">
      <style:text-properties officeooo:rsid="002dc269"/>
    </style:style>
    <style:style style:name="P259" style:family="paragraph" style:parent-style-name="Heading_20_3">
      <style:text-properties officeooo:rsid="0048e7dd" officeooo:paragraph-rsid="007980cc"/>
    </style:style>
    <style:style style:name="P260" style:family="paragraph" style:parent-style-name="Heading_20_3">
      <style:text-properties officeooo:rsid="009612f1" officeooo:paragraph-rsid="009612f1"/>
    </style:style>
    <style:style style:name="P261" style:family="paragraph" style:parent-style-name="Heading_20_3">
      <style:text-properties officeooo:paragraph-rsid="0080c187"/>
    </style:style>
    <style:style style:name="P262" style:family="paragraph" style:parent-style-name="Heading_20_3">
      <style:text-properties officeooo:paragraph-rsid="00a15c7d"/>
    </style:style>
    <style:style style:name="P263" style:family="paragraph" style:parent-style-name="Heading_20_3">
      <style:text-properties officeooo:rsid="0080c187"/>
    </style:style>
    <style:style style:name="P264" style:family="paragraph" style:parent-style-name="Heading_20_3">
      <style:text-properties officeooo:rsid="005bf21c"/>
    </style:style>
    <style:style style:name="P265" style:family="paragraph" style:parent-style-name="Heading_20_3">
      <style:text-properties officeooo:rsid="005ce557"/>
    </style:style>
    <style:style style:name="P266" style:family="paragraph" style:parent-style-name="Heading_20_3">
      <style:text-properties officeooo:rsid="005db1b7"/>
    </style:style>
    <style:style style:name="P267" style:family="paragraph" style:parent-style-name="Heading_20_3">
      <style:text-properties officeooo:rsid="00e6b869" officeooo:paragraph-rsid="0100a5bc"/>
    </style:style>
    <style:style style:name="P268" style:family="paragraph" style:parent-style-name="Heading_20_3">
      <style:paragraph-properties fo:break-before="page"/>
    </style:style>
    <style:style style:name="P269" style:family="paragraph" style:parent-style-name="Heading_20_3">
      <style:paragraph-properties fo:break-before="page"/>
      <style:text-properties officeooo:rsid="006cf6d9"/>
    </style:style>
    <style:style style:name="P270" style:family="paragraph" style:parent-style-name="Heading_20_3">
      <style:paragraph-properties fo:break-before="page"/>
      <style:text-properties officeooo:rsid="00556bfd" officeooo:paragraph-rsid="00574d30"/>
    </style:style>
    <style:style style:name="P271" style:family="paragraph" style:parent-style-name="Heading_20_4">
      <style:text-properties officeooo:paragraph-rsid="008b66a3"/>
    </style:style>
    <style:style style:name="P272" style:family="paragraph" style:parent-style-name="Heading_20_4">
      <style:text-properties officeooo:rsid="001cd173" officeooo:paragraph-rsid="002c740a"/>
    </style:style>
    <style:style style:name="P273" style:family="paragraph" style:parent-style-name="Code_20_block">
      <style:text-properties officeooo:paragraph-rsid="0100a5b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6ef68"/>
    </style:style>
    <style:style style:name="T135" style:family="text">
      <style:text-properties officeooo:rsid="00adda06"/>
    </style:style>
    <style:style style:name="T136" style:family="text">
      <style:text-properties officeooo:rsid="00f72a8f"/>
    </style:style>
    <style:style style:name="T137" style:family="text">
      <style:text-properties officeooo:rsid="00f8df53"/>
    </style:style>
    <style:style style:name="T138" style:family="text">
      <style:text-properties officeooo:rsid="00fbee4d"/>
    </style:style>
    <style:style style:name="T139" style:family="text">
      <style:text-properties officeooo:rsid="00fde84f"/>
    </style:style>
    <style:style style:name="T140" style:family="text">
      <style:text-properties officeooo:rsid="00ffab8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14143054564266843" text:style-name="Outline">
        <text:list-item>
          <text:h text:style-name="P248"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989245161444872159" text:style-name="List_20_1">
        <text:list-item>
          <text:p text:style-name="P232">network communication</text:p>
        </text:list-item>
        <text:list-item>
          <text:p text:style-name="P232">management and monitoring</text:p>
        </text:list-item>
        <text:list-item>
          <text:p text:style-name="P232">performance / load-balancing</text:p>
        </text:list-item>
        <text:list-item>
          <text:p text:style-name="P23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121145455293398" text:continue-list="list791414305456426684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29975050049811717" text:style-name="List_20_2">
        <text:list-item>
          <text:p text:style-name="P236"><text:span text:style-name="Code_20_char">jppf.config.plugin = class_name</text:span>, where <text:span text:style-name="T1">class_name</text:span> is the fully qualified name of a class implementing <text:span text:style-name="T46">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s://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3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1390336386932324629" text:style-name="Numbering_20_1">
        <text:list-item>
          <text:p text:style-name="P238">if <text:span text:style-name="Code_20_char">jppf.plugin.config</text:span> is specified</text:p>
          <text:p text:style-name="P238">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38">else if <text:span text:style-name="Code_20_char">jppf.config</text:span> is specified</text:p>
          <text:list>
            <text:list-item>
              <text:p text:style-name="P238">look for the file in the file system</text:p>
            </text:list-item>
            <text:list-item>
              <text:p text:style-name="P238">if not found in the file system, look in the classpath</text:p>
            </text:list-item>
            <text:list-item>
              <text:p text:style-name="P238">if not found in the classpath use default configuration values<text:line-break/></text:p>
            </text:list-item>
          </text:list>
        </text:list-item>
        <text:list-item>
          <text:p text:style-name="P238">if <text:span text:style-name="Code_20_char">jppf.config</text:span> is not specified</text:p>
          <text:list>
            <text:list-item>
              <text:p text:style-name="P238">use default file "<text:span text:style-name="Code_20_char">jppf.properties</text:span>"</text:p>
            </text:list-item>
            <text:list-item>
              <text:p text:style-name="P238">look for "jppf.properties" in the file system</text:p>
            </text:list-item>
            <text:list-item>
              <text:p text:style-name="P238">if not found in the file system, look for it in the classpath</text:p>
            </text:list-item>
            <text:list-item>
              <text:p text:style-name="P23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21145658630884" text:continue-list="list121145455293398" text:style-name="Outline">
        <text:list-item>
          <text:list>
            <text:list-item>
              <text:h text:style-name="P250" text:outline-level="2">Includes, <text:span text:style-name="T61">substitutions and scripted values</text:span> in the configuration</text:h>
              <text:list>
                <text:list-item>
                  <text:h text:style-name="P254"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s://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2">Example</text:span><text:span text:style-name="T23">s</text:span><text:span text:style-name="T47">:</text:span></text:p>
      <text:p text:style-name="P36"/>
      <text:p text:style-name="P126"># a config file in the file system</text:p>
      <text:p text:style-name="P167">#!include file /home/me/jppf/jppf.properties</text:p>
      <text:p text:style-name="P126"/>
      <text:p text:style-name="P126"># a config file in the classpath</text:p>
      <text:p text:style-name="P168">#!include file META-INF/jppf.properties</text:p>
      <text:p text:style-name="P168"/>
      <text:p text:style-name="P127"># a config file obtained from a url</text:p>
      <text:p text:style-name="P168">#!include url http://www.myhost.com/jppf/jppf.properties</text:p>
      <text:p text:style-name="P127"/>
      <text:p text:style-name="P127"># a config file obtained from a configuration plugin</text:p>
      <text:p text:style-name="P168">#!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21144734831118" text:continue-numbering="true" text:style-name="Outline">
        <text:list-item>
          <text:list>
            <text:list-item>
              <text:list>
                <text:list-item>
                  <text:h text:style-name="P254"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72">prop.1 = value1</text:p>
      <text:p text:style-name="P172">prop.2 = ${prop.1}</text:p>
      <text:p text:style-name="P172">prop.3 = value3 ${prop.2}</text:p>
      <text:p text:style-name="P172">prop.4 = value4 ${prop.2} + ${prop.3}</text:p>
      <text:p text:style-name="P49"/>
      <text:p text:style-name="P49">will be resolved into:</text:p>
      <text:p text:style-name="P49"/>
      <text:p text:style-name="P172">prop.1 = value1</text:p>
      <text:p text:style-name="P172">prop.2 = value1</text:p>
      <text:p text:style-name="P172">prop.3 = value3 value1</text:p>
      <text:p text:style-name="P172">prop.4 = value4 value1 + value3 value1</text:p>
      <text:p text:style-name="P49"/>
      <text:p text:style-name="P46"><text:span text:style-name="T26">Note </text:span><text:span text:style-name="T27">1</text:span><text:span text:style-name="T62">: </text:span><text:span text:style-name="T6">the order in which the properties are defined has no impact on the resolution of substitutions.</text:span></text:p>
      <text:p text:style-name="P49"/>
      <text:p text:style-name="P47"><text:span text:style-name="T26">Note </text:span><text:span text:style-name="T27">2</text:span><text:span text:style-name="T62">: </text:span><text:span text:style-name="T7">substitutions are resolved after all includes are fully resolved and loaded</text:span><text:span text:style-name="T6">.</text:span></text:p>
      <text:p text:style-name="P50"/>
      <text:p text:style-name="P224">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73">prop.1 = ${prop.2}</text:p>
      <text:p text:style-name="P51"/>
      <text:p text:style-name="P51">the value of “prop.1” will remain “${prop.2}”, since the property “prop.2” is not defined.</text:p>
      <text:p text:style-name="P51"/>
      <text:p text:style-name="P51">In this configuration:</text:p>
      <text:p text:style-name="P51"/>
      <text:p text:style-name="P173">prop.1 = ${prop.2}</text:p>
      <text:p text:style-name="P173">prop.2 = ${prop.3} ${prop.1}</text:p>
      <text:p text:style-name="P173">prop.3 = value3</text:p>
      <text:p text:style-name="P51"/>
      <text:p text:style-name="P51">“prop.1” and “prop.2” introduce an unresolvable cycle, and only the reference to “prop.3” can be fully resolved. According to this, the final values will be:</text:p>
      <text:p text:style-name="P51"/>
      <text:p text:style-name="P173">prop.1 = ${prop.2}</text:p>
      <text:p text:style-name="P173">prop.2 = value3 ${prop.1}</text:p>
      <text:p text:style-name="P173">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94">prop.1 = ${env.JAVA_HOME}/bin/java</text:p>
      <text:p text:style-name="P53"/>
      <text:p text:style-name="P54">will be resolved into:</text:p>
      <text:p text:style-name="P54"/>
      <text:p text:style-name="P194">prop.1 = /opt/java/jdk1.7.0/bin/java</text:p>
      <text:p text:style-name="P54"/>
      <text:p text:style-name="P58">If the value of a property refers to an undefined environment variable, then the reference will be replaced <text:span text:style-name="T63">with the literal syntax in its initial definition, that is in the literal form “${env.&lt;UndefinedVariable&gt;}”.</text:span></text:p>
      <text:p text:style-name="P58"/>
      <text:p text:style-name="P22">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93">T</text:span>est.<text:span text:style-name="T93">property</text:span>}</text:p>
      <text:p text:style-name="P98"/>
      <text:p text:style-name="P98">will be resolved into:</text:p>
      <text:p text:style-name="P98"/>
      <text:p text:style-name="Code_20_block">prop.1 = <text:span text:style-name="T93">some.</text:span>test.value</text:p>
      <text:p text:style-name="P98"/>
      <text:list xml:id="list121146176958451" text:continue-numbering="true" text:style-name="Outline">
        <text:list-item>
          <text:list>
            <text:list-item>
              <text:list>
                <text:list-item>
                  <text:h text:style-name="P269" text:outline-level="3">Scripted property values</text:h>
                </text:list-item>
              </text:list>
            </text:list-item>
          </text:list>
        </text:list-item>
      </text:list>
      <text:p text:style-name="P68"><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8"/>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8"/>
      <text:p text:style-name="P68">Where:</text:p>
      <text:p text:style-name="P68"/>
      <text:list xml:id="list121145700477429" text:continue-list="list329975050049811717" text:style-name="List_20_2">
        <text:list-item>
          <text:p text:style-name="P239"><text:span text:style-name="T8">language</text:span><text:span text:style-name="T68"> is the script language to use, such as provided by the javax.script APIs. It defaults to "javascript"</text:span></text:p>
        </text:list-item>
        <text:list-item>
          <text:p text:style-name="P239"><text:span text:style-name="T8">source_type</text:span><text:span text:style-name="T68"> determines how to find the script, with possible values "inline", "file" or "url". It defaults to "inline"</text:span></text:p>
        </text:list-item>
        <text:list-item>
          <text:p text:style-name="P239"><text:span text:style-name="T8">script_source</text:span><text:span text:style-name="T68"> is either the script expression, or its location, depending on the value of source_type:</text:span></text:p>
        </text:list-item>
      </text:list>
      <text:list xml:id="list121146235943233" text:continue-list="list8989245161444872159" text:style-name="List_20_1">
        <text:list-item>
          <text:p text:style-name="P241"><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40"><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41"><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79">$script{ 2 + 3 }$</text:p>
      <text:p text:style-name="P179">$script:{ 2 + 3 }$</text:p>
      <text:p text:style-name="P179">$script::{ 2 + 3 }$</text:p>
      <text:p text:style-name="P179">$script::inline{ 2 + 3 }$</text:p>
      <text:p text:style-name="P179">$script:javascript{ 2 + 3 }$</text:p>
      <text:p text:style-name="P179">$script:javascript:{ 2 + 3 }$</text:p>
      <text:p text:style-name="P68"/>
      <text:p text:style-name="P231"><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30"><text:span text:style-name="Code_20_char">prop.1 = $script:js:file{/home/me/script.js}</text:span></text:p>
      <text:p text:style-name="P230"><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p>
      <text:p text:style-name="P69"/>
      <text:p text:style-name="P55"><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8"/>
      <text:p text:style-name="P136"># using javascript expression to set the default language to groovy</text:p>
      <text:p text:style-name="P179">jppf.script.default.language = $script{ 'groo' + 'vy' }<text:span text:style-name="T71">$</text:span></text:p>
      <text:p text:style-name="P136"># inline expression using default language 'groovy'</text:p>
      <text:p text:style-name="P179">my.property = $script{ return 2 + 3 }<text:span text:style-name="T71">$</text:span></text:p>
      <text:p text:style-name="P68"/>
      <text:p text:style-name="P55"><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8"/>
      <text:p text:style-name="P55"><text:span text:style-name="T68">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3"/>
      <text:p text:style-name="P180">prop.1 = hello world</text:p>
      <text:p text:style-name="P180">prop.2 = $script:javascript{ thisProperties.getString('prop.1') + ' of scripting' }$</text:p>
      <text:p text:style-name="P73"/>
      <text:p text:style-name="P56"><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5"/>
      <text:p text:style-name="P180">prop.1 = hello world</text:p>
      <text:p text:style-name="P180">prop.2 = $script:javascript{ '${prop.1}' + ' of scripting' }$</text:p>
      <text:p text:style-name="P74"/>
      <text:p text:style-name="P57"><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2"/>
      <text:p text:style-name="P70"/>
      <text:p text:style-name="P226">Finally, property values can contain any number of script expressions, which can be written in different script languages and loaded from different sources. For example, the value of the following property:</text:p>
      <text:p text:style-name="P70"/>
      <text:p text:style-name="P195">prop.1 = hello $script:javascript{'my ' + 'world'}$ number $script:groovy{return 2 + 3}$</text:p>
      <text:p text:style-name="P71"/>
      <text:p text:style-name="P71">will evaluate to <text:s/>'hello <text:span text:style-name="T70">my</text:span> world number 5'.</text:p>
      <text:list xml:id="list121144722473297" text:continue-list="list121146176958451" text:style-name="Outline">
        <text:list-item>
          <text:list>
            <text:list-item>
              <text:h text:style-name="P24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21145727791639" text:continue-numbering="true" text:style-name="Outline">
        <text:list-item>
          <text:list>
            <text:list-item>
              <text:h text:style-name="P24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5"># JPPF server port</text:p>
      <text:p text:style-name="Code_20_block">jppf.server.port = 11111</text:p>
      <text:p text:style-name="Standard"/>
      <text:p text:style-name="P19">Note<text:span text:style-name="T39">s:</text:span></text:p>
      <text:list xml:id="list121146414689949" text:continue-list="list121146235943233" text:style-name="List_20_1">
        <text:list-item>
          <text:p text:style-name="P233">not defining this property is equivalent to assigning it its default value.</text:p>
        </text:list-item>
        <text:list-item>
          <text:p text:style-name="P242">dynamic port allocation: when the port number is set to 0, JPPF will dynamically allocate a valid port number. Note that this feature is mostly useful when server discovery is enabled.</text:p>
        </text:list-item>
      </text:list>
      <text:list xml:id="list121144481347868" text:continue-list="list12114572779163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25"># IPv4 address inclusion patterns</text:p>
      <text:p text:style-name="Code_20_block">jppf.discovery.broadcast.include.ipv4 = </text:p>
      <text:p text:style-name="P125"># IPv4 address exclusion patterns</text:p>
      <text:p text:style-name="Code_20_block">jppf.discovery.broadcast.exclude.ipv4 = </text:p>
      <text:p text:style-name="P125"># IPv6 address inclusion patterns</text:p>
      <text:p text:style-name="Code_20_block">jppf.discovery.broadcast.include.ipv6 = </text:p>
      <text:p text:style-name="P125">#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2114523763333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21145689521379" text:continue-list="list121146414689949" text:style-name="List_20_1">
        <text:list-item>
          <text:p text:style-name="P232">A and B are not connected at all</text:p>
        </text:list-item>
        <text:list-item>
          <text:p text:style-name="P232">A is connected to B (i.e. A acts as a node attached to B)</text:p>
        </text:list-item>
        <text:list-item>
          <text:p text:style-name="P232">B is connected to A (i.e. B acts as a node attached to A)</text:p>
        </text:list-item>
        <text:list-item>
          <text:p text:style-name="P232">A and B are connected to each other</text:p>
        </text:list-item>
      </text:list>
      <text:list xml:id="list121144519857746" text:continue-list="list12114523763333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2"><text:soft-page-break/>To force a server to send jobs to their peers even when they don't have any node, for instance if you wish to set a server as a router to other servers, you can set the following property in its configuration:</text:p>
      <text:p text:style-name="P102"/>
      <text:p text:style-name="P125"># ingore the fact that peer servers may not have any node; default to false</text:p>
      <text:p text:style-name="Code_20_block">jppf.peer.allow.orphans = true</text:p>
      <text:list xml:id="list121146561306444"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25"># Enable or disable auto-discovery of other peer servers (defaults to false)</text:p>
      <text:p text:style-name="P216">jppf.peer.discovery.enabled = true</text:p>
      <text:p text:style-name="P160"># <text:span text:style-name="T128">number of connections to establish with each dicovered server, aka pool size</text:span></text:p>
      <text:p text:style-name="P160"><text:span text:style-name="T128">#</text:span> (defaults to <text:span text:style-name="T128">1</text:span>)</text:p>
      <text:p text:style-name="P216">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7">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25"># connection to server_1</text:p>
      <text:p text:style-name="P217">jppf.peer.server_1.server.host = host_1<text:line-break/>jppf.peer.server_1.server.port = 11111</text:p>
      <text:p text:style-name="P217">jppf.peer.server_1.<text:span text:style-name="T129">pool.size</text:span> = <text:span text:style-name="T129">2</text:span></text:p>
      <text:p text:style-name="P217"><text:line-break/><text:span text:style-name="T28"># connection to server_2</text:span></text:p>
      <text:p text:style-name="P217">jppf.peer.server_2.server.host = host_2<text:line-break/>jppf.peer.server_2.server.port = 11111</text:p>
      <text:p text:style-name="P217">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7">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5"># enable auto-discovery of other peer servers</text:p>
      <text:p text:style-name="Code_20_block">jppf.peer.discovery.enabled = true</text:p>
      <text:p text:style-name="P125"># specifiy both discovery and manually configured drivers</text:p>
      <text:p text:style-name="Code_20_block">jppf.peerss = <text:span text:style-name="T14">jppf_discovery</text:span> server_1</text:p>
      <text:p text:style-name="P125"># connection to server_1</text:p>
      <text:p text:style-name="Code_20_block"><text:span text:style-name="T37">jppf.peer.server_1.server.host = host_1</text:span><text:span text:style-name="T28"><text:line-break/></text:span><text:span text:style-name="T37">jppf.peer.server_1.server.port = 11111</text:span></text:p>
      <text:list xml:id="list121145151242797"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25"># Enable or disable management of this server</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121145109110768" text:continue-list="list121145689521379" text:style-name="List_20_1">
        <text:list-item>
          <text:p text:style-name="P237"><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7">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2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21145428206222" text:continue-list="list12114515124279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s://www.jppf.org/doc/6.0/index.php?title=Extending_and_Customizing_JPPF" text:style-name="Internet_20_link" text:visited-style-name="Visited_20_Internet_20_Link"><text:span text:style-name="T14">Extending </text:span></text:a><text:a xlink:type="simple" xlink:href="https://www.jppf.org/doc/6.0/index.php?title=Extending_and_Customizing_JPPF" text:style-name="Internet_20_link" text:visited-style-name="Visited_20_Internet_20_Link"><text:span text:style-name="T20">and Customizing </text:span></text:a><text:a xlink:type="simple" xlink:href="https://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121145511552654" text:continue-list="list121145109110768" text:style-name="List_20_1">
        <text:list-item>
          <text:p text:style-name="P237">“manual” : each bundle has a fixed number of tasks, meaning that each will receive at most this number of tasks</text:p>
        </text:list-item>
        <text:list-item>
          <text:p text:style-name="P237">“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37">“proportional” : an adaptive deterministic algorithm based on the contribution of each node to the overall mean task execution time</text:p>
        </text:list-item>
        <text:list-item>
          <text:p text:style-name="P237">“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66">jppf.load.balancing.<text:span text:style-name="T44">profile</text:span>.&lt;profile_name&gt;.&lt;parameter_1&gt; = &lt;value_1&gt;</text:p>
      <text:p text:style-name="Code_20_block">...</text:p>
      <text:p text:style-name="P166">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25"># algorithm name</text:p>
      <text:p text:style-name="Code_20_block">jppf.load.balancing.algorithm = autotuned</text:p>
      <text:p text:style-name="P125"># name of the set of parameter values or profile for the algorithm</text:p>
      <text:p text:style-name="Code_20_block">jppf.load.balancing.<text:span text:style-name="T43">profile</text:span> = autotuned_profile</text:p>
      <text:p text:style-name="P125"># "autotuned" profile</text:p>
      <text:p text:style-name="P165">jppf.load.balancing.<text:span text:style-name="T43">profile</text:span>.autotuned_profile.size = 5</text:p>
      <text:p text:style-name="P165">jppf.load.balancing.<text:span text:style-name="T43">profile</text:span>.autotuned_profile.minSamplesToAnalyse = 100</text:p>
      <text:p text:style-name="P165">jppf.load.balancing.<text:span text:style-name="T43">profile</text:span>.autotuned_profile.minSamplesToCheckConvergence = 50</text:p>
      <text:p text:style-name="P165">jppf.load.balancing.<text:span text:style-name="T43">profile</text:span>.autotuned_profile.maxDeviation = 0.2</text:p>
      <text:p text:style-name="P165">jppf.load.balancing.<text:span text:style-name="T43">profile</text:span>.autotuned_profile.maxGuessToStable = 50</text:p>
      <text:p text:style-name="P165">jppf.load.balancing.<text:span text:style-name="T43">profile</text:span>.autotuned_profile.sizeRatioDeviation = 1.5</text:p>
      <text:p text:style-name="P165">jppf.load.balancing.<text:span text:style-name="T43">profile</text:span>.autotuned_profile.decreaseRatio = 0.2</text:p>
      <text:p text:style-name="P18"/>
      <text:p text:style-name="P18">“proportional” algorithm</text:p>
      <text:p text:style-name="P23"/>
      <text:p text:style-name="P125"># algorithm name</text:p>
      <text:p text:style-name="Code_20_block">jppf.load.balancing.algorithm = proportional</text:p>
      <text:p text:style-name="P125"># name of the set of parameter values or profile for the algorithm</text:p>
      <text:p text:style-name="Code_20_block">jppf.load.balancing.<text:span text:style-name="T43">profile</text:span> = proportional_profile</text:p>
      <text:p text:style-name="P125"># "proportional" profile</text:p>
      <text:p text:style-name="P165">jppf.load.balancing.<text:span text:style-name="T43">profile</text:span>.proportional_profile.initialSize = 5</text:p>
      <text:p text:style-name="P165">jppf.load.balancing.<text:span text:style-name="T43">profile</text:span>.proportional_profile.performanceCacheSize = 1000</text:p>
      <text:p text:style-name="P165">jppf.load.balancing.<text:span text:style-name="T43">profile</text:span>.proportional_profile.proportionalityFactor = 1</text:p>
      <text:p text:style-name="P18"/>
      <text:p text:style-name="P18">“rl” algorithm</text:p>
      <text:p text:style-name="P23"/>
      <text:p text:style-name="P125"># algorithm name</text:p>
      <text:p text:style-name="Code_20_block">jppf.load.balancing.algorithm = rl</text:p>
      <text:p text:style-name="P125"># name of the set of parameter values or profile for the algorithm</text:p>
      <text:p text:style-name="Code_20_block">jppf.load.balancing.<text:span text:style-name="T43">profile</text:span> = rl_profile</text:p>
      <text:p text:style-name="P125"># "rl" profile</text:p>
      <text:p text:style-name="P165">jppf.load.balancing.<text:span text:style-name="T43">profile</text:span>.rl_profile.performanceCacheSize = 3000</text:p>
      <text:p text:style-name="P165">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25"># means that multiplicator * nbThreads tasks will be sent to each node</text:p>
      <text:p text:style-name="P165">jppf.load.balancing.<text:span text:style-name="T43">profile</text:span>.nodethreads_profile.multiplicator = 1</text:p>
      <text:list xml:id="list121144579836816" text:continue-list="list121145428206222"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21144757157299" text:continue-list="list121145511552654" text:style-name="List_20_1">
        <text:list-item>
          <text:p text:style-name="P232">location of jppf configuration (<text:span text:style-name="Code_20_char">-Djppf.config</text:span> or <text:span text:style-name="Code_20_char">-Djppf.config.plugin</text:span>)</text:p>
        </text:list-item>
        <text:list-item>
          <text:p text:style-name="P232">current directory</text:p>
        </text:list-item>
        <text:list-item>
          <text:p text:style-name="P232">environment variables</text:p>
        </text:list-item>
        <text:list-item>
          <text:p text:style-name="P232">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1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22">"</text:span>dir with spaces/myJar1.jar<text:span text:style-name="T122">"</text:span> -cp NoSpaces/m<text:span text:style-name="T122">y</text:span>Jar2.jar</text:p>
      <text:list xml:id="list121146335405261" text:continue-list="list12114457983681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21145130220881" text:continue-list="list121144757157299" text:style-name="List_20_1">
        <text:list-item>
          <text:p text:style-name="P237">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37">for the same reason, the SSL configuration does not apply to a local node</text:p>
        </text:list-item>
      </text:list>
      <text:list xml:id="list121146002197232" text:continue-list="list12114633540526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21145432113067" text:continue-list="list121145130220881" text:style-name="List_20_1">
        <text:list-item>
          <text:p text:style-name="P237">the node establishes a specific connection to the server, dedicated to failure detection</text:p>
        </text:list-item>
        <text:list-item>
          <text:p text:style-name="P237">at connection time, a handshake protocol takes place, where the node communicates a unique id (UUID) to the server, that can be correlated to other connections for this node (i.e. job server and distributed class loader)</text:p>
        </text:list-item>
        <text:list-item>
          <text:p text:style-name="P237">at regular intervals (heartbeats), the server will send a very short message to the node, which it expects the node to acknowledge by sending a short response of its own</text:p>
        </text:list-item>
        <text:list-item>
          <text:p text:style-name="P23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23">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5"># Enable recovery from hardware failures on the nodes. Default<text:span text:style-name="T92">s</text:span> <text:span text:style-name="T92">to</text:span> false (disabled).</text:p>
      <text:p text:style-name="Code_20_block">jppf.recovery.enabled = false</text:p>
      <text:p text:style-name="P125"># Maximum number of attempts to get a response form the node before the</text:p>
      <text:p text:style-name="P125"># connection is considered broken. Default value is 3.</text:p>
      <text:p text:style-name="Code_20_block">jppf.recovery.max.retries = 3</text:p>
      <text:p text:style-name="P125"># Maximum time in milliseconds allowed for each attempt to get a response</text:p>
      <text:p text:style-name="P125"># from the node. Default value is 6000 (6 seconds).</text:p>
      <text:p text:style-name="Code_20_block">jppf.recovery.read.timeout = 3000</text:p>
      <text:p text:style-name="P125"># Dedicated port number for the detection of node failure. Default<text:span text:style-name="T92">s</text:span> <text:span text:style-name="T92">to</text:span> 22222.</text:p>
      <text:p text:style-name="Code_20_block">jppf.recovery.server.port = 22222</text:p>
      <text:p text:style-name="P147"># Interval in milliseconds between two runs of the connection reaper.</text:p>
      <text:p text:style-name="P147"># Default<text:span text:style-name="T92">s</text:span> <text:span text:style-name="T92">to</text:span> 60000 (1 minute).</text:p>
      <text:p text:style-name="Code_20_block">jppf.recovery.reaper.run.interval = 60000</text:p>
      <text:p text:style-name="P125"># Number of threads allocated to the reaper.</text:p>
      <text:p text:style-name="P125"># Default value is the number of available CPUs.</text:p>
      <text:p text:style-name="Code_20_block">jppf.recovery.reaper.pool.size = 8</text:p>
      <text:p text:style-name="Standard"/>
      <text:p text:style-name="P229"><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28"><text:span text:style-name="Code_20_char">serverReaperInterval &lt; nodeMaxRetries * nodeTimeout</text:span></text:p>
      <text:p text:style-name="P229">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121145870144610" text:continue-list="list121146002197232"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21144602040674" text:continue-numbering="true" text:style-name="Outline">
        <text:list-item>
          <text:list>
            <text:list-item>
              <text:list>
                <text:list-item>
                  <text:h text:style-name="P25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32"># file on the file system where System.out is redirected</text:p>
      <text:p text:style-name="P175">jppf.redirect.out = /some/path/someFile.out.log</text:p>
      <text:p text:style-name="P132"># whether to append to an existing file or to create a new one</text:p>
      <text:p text:style-name="P175">jppf.redirect.out.append = false</text:p>
      <text:p text:style-name="P132"># file on the file system where System.err is redirected</text:p>
      <text:p text:style-name="P175">jppf.redirect.err = /some/path/someFile.err.log</text:p>
      <text:p text:style-name="P132"># whether to append to an existing file or to create a new one</text:p>
      <text:p text:style-name="P175">jppf.redirect.err.append = false</text:p>
      <text:p text:style-name="P59"/>
      <text:p text:style-name="P89">By default, a new file is created each time the driver is started, unless “jppf.redirect.out.append = true” or “jppf.redirect.err.append = true” are specified. If a file path is not specified, then the corresponding output is not redirected.</text:p>
      <text:list xml:id="list121145897679767" text:continue-numbering="true" text:style-name="Outline">
        <text:list-item>
          <text:list>
            <text:list-item>
              <text:list>
                <text:list-item>
                  <text:h text:style-name="P256" text:outline-level="3">Resolution of the <text:span text:style-name="T92">nodes</text:span> IP addresses</text:h>
                </text:list-item>
              </text:list>
            </text:list-item>
          </text:list>
        </text:list-item>
      </text:list>
      <text:p text:style-name="P96">You can switch on or off the DNS name resolution for the <text:span text:style-name="T92">nodes</text:span> connect<text:span text:style-name="T92">ing to this driver</text:span>, with the following property:</text:p>
      <text:p text:style-name="P96"/>
      <text:p text:style-name="P147"># whether to resolve the <text:span text:style-name="T92">nodes</text:span>' ip addresses into host names</text:p>
      <text:p text:style-name="P147"><text:span text:style-name="T91"># d</text:span>efaults to true (resolve the addresses)</text:p>
      <text:p text:style-name="P197">org.jppf.resolve.addresses = true</text:p>
      <text:p text:style-name="P96"/>
      <text:list xml:id="list121146403570257" text:continue-numbering="true" text:style-name="Outline">
        <text:list-item>
          <text:list>
            <text:list-item>
              <text:h text:style-name="P24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3">The equivalent patterns in CIDR notation would be:</text:p>
      <text:p text:style-name="P83"/>
      <text:p text:style-name="P187">jppf.discovery.include.ipv4 = 192.168.1.<text:span text:style-name="T81">0/24</text:span></text:p>
      <text:p text:style-name="P187">jppf.discovery.exclude.ipv4 = 192.168.1.<text:span text:style-name="T82">128/25</text:span></text:p>
      <text:p text:style-name="P82"/>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8">jppf.discovery.include.ipv4 = 192.168.1.-<text:span text:style-name="T81">127</text:span></text:p>
      <text:p text:style-name="P84"/>
      <text:p text:style-name="P86">or, in CIDR notation:</text:p>
      <text:p text:style-name="P86"/>
      <text:p text:style-name="P189">jppf.discovery.include.ipv4 = 192.168.1.0<text:span text:style-name="T81">/25</text:span></text:p>
      <text:p text:style-name="P85"/>
      <text:list xml:id="list121144989755150" text:continue-numbering="true" text:style-name="Outline">
        <text:list-item>
          <text:list>
            <text:list-item>
              <text:list>
                <text:list-item>
                  <text:h text:style-name="P268"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5"># IP address or host name of the server</text:p>
      <text:p text:style-name="Code_20_block">jppf.server.host = my_host</text:p>
      <text:p text:style-name="P125"># JPPF server port</text:p>
      <text:p text:style-name="Code_20_block">jppf.server.port = 11111</text:p>
      <text:p text:style-name="Standard"/>
      <text:p text:style-name="P81">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12114599750566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5"># Enable or disable management of this node</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121145165965920"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121144816640452" text:continue-list="list121145432113067" text:style-name="List_20_1">
        <text:list-item>
          <text:p text:style-name="P24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3">during this maximum time, it will make multiple attempts to connect to the same driver. This covers the case when the driver is restarted in the mean time.</text:p>
        </text:list-item>
        <text:list-item>
          <text:p text:style-name="P243">after this maximum time has elapsed, it will attempt to auto-discover another driver, during a maximum time, specified via the configuration property "<text:span text:style-name="Code_20_char">jppf.discovery.timeout</text:span>" (in milliseconds)</text:p>
        </text:list-item>
        <text:list-item>
          <text:p text:style-name="P243">if the node still fails to reconnect after this timeout has expired, it will fall back to the driver manually specified in the node's configuration file</text:p>
        </text:list-item>
        <text:list-item>
          <text:p text:style-name="P243">the cycle starts again</text:p>
        </text:list-item>
      </text:list>
      <text:list xml:id="list121145758454232" text:continue-list="list121145165965920"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121145312869963" text:continue-list="list121144816640452" text:style-name="List_20_1">
        <text:list-item>
          <text:p text:style-name="P237">the node establishes a specific connection to the server, dedicated to failure detection</text:p>
        </text:list-item>
        <text:list-item>
          <text:p text:style-name="P237">at connection time, a handshake takes place, where the node communicates a unique id (UUID) to the server</text:p>
        </text:list-item>
        <text:list-item>
          <text:p text:style-name="P237">the node will then attempt to get a message from the server (“check” message).</text:p>
        </text:list-item>
        <text:list-item>
          <text:p text:style-name="P23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25"># Enable recovery from hardware failures on the node. Default is false (disabled).</text:p>
      <text:p text:style-name="Code_20_block">jppf.recovery.enabled = false</text:p>
      <text:p text:style-name="P125"># Dedicated port number for the detection of node failure, must be the same as</text:p>
      <text:p text:style-name="P125"># the value specified in the server configuration. Default value is 22222.</text:p>
      <text:p text:style-name="Code_20_block">jppf.recovery.server.port = 22222</text:p>
      <text:p text:style-name="P125"># Maximum number of attempts to get a message from the server before the</text:p>
      <text:p text:style-name="P125"># connection is considered broken. Default value is 2.</text:p>
      <text:p text:style-name="Code_20_block">jppf.recovery.max.retries = 2</text:p>
      <text:p text:style-name="P125"># Maximum time in milliseconds allowed for each attempt to get a message</text:p>
      <text:p text:style-name="P125"># from the server. Default value is 60000 (1 minute).</text:p>
      <text:p text:style-name="Code_20_block">jppf.recovery.read.timeout = 60000</text:p>
      <text:p text:style-name="Standard"/>
      <text:p text:style-name="Note_5f_Tip"><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30"><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121145401235169" text:continue-list="list121145758454232"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121145306533155" text:continue-numbering="true" text:style-name="Outline">
        <text:list-item>
          <text:list>
            <text:list-item>
              <text:list>
                <text:list-item>
                  <text:h text:style-name="Heading_20_3" text:outline-level="3">Node process configuration</text:h>
                </text:list-item>
              </text:list>
            </text:list-item>
          </text:list>
        </text:list-item>
      </text:list>
      <text:p text:style-name="P221">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12114561723351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21144567866597" text:continue-list="list121145312869963" text:style-name="List_20_1">
        <text:list-item>
          <text:p text:style-name="P237">if too many classes are loaded, the space reserved to the class definitions (permanent generation in Oracle JDK) will fill up and cause an “OutOfMemoryError: PermGen space”</text:p>
        </text:list-item>
        <text:list-item>
          <text:p text:style-name="P23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21145339537378" text:continue-list="list121145617233519" text:style-name="Outline">
        <text:list-item>
          <text:list>
            <text:list-item>
              <text:list>
                <text:list-item>
                  <text:h text:style-name="P257"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71"><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64">jppf.resource.cache.<text:span text:style-name="T60">enabled</text:span> = <text:span text:style-name="T60">true</text:span></text:p>
      <text:p text:style-name="P171"><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63">jppf.resource.cache.storage = file</text:p>
      <text:p text:style-name="P128"># root location of the file-persisted caches</text:p>
      <text:p text:style-name="P162">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12114472063589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25">// permission to read, write, delete node log file in current directory</text:p>
      <text:p text:style-name="Code_20_block">permission java.io.FilePermission "${user.dir}/jppf-node.log", "read,write,delete";</text:p>
      <text:p text:style-name="P125">// permission to read all log4j system properties</text:p>
      <text:p text:style-name="Code_20_block">permission java.util.PropertyPermission "log4j.*", "read";</text:p>
      <text:p text:style-name="P125">//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5">#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21145193166240" text:continue-numbering="true" text:style-name="Outline">
        <text:list-item>
          <text:list>
            <text:list-item>
              <text:list>
                <text:list-item>
                  <text:h text:style-name="P258"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2"/>
      <text:p text:style-name="P42">To turn on the offline mode:</text:p>
      <text:p text:style-name="P40"/>
      <text:p text:style-name="P131"># set the offline mode (false by default)</text:p>
      <text:p text:style-name="P174">jppf.node.offline = true</text:p>
      <text:p text:style-name="P41"/>
      <text:list xml:id="list121144837079447" text:continue-numbering="true" text:style-name="Outline">
        <text:list-item>
          <text:list>
            <text:list-item>
              <text:list>
                <text:list-item>
                  <text:h text:style-name="P270"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3"/>
      <text:p text:style-name="P133"># file on the file system where System.out is redirected</text:p>
      <text:p text:style-name="P176">jppf.redirect.out = /some/path/someFile.out.log</text:p>
      <text:p text:style-name="P133"># whether to append to an existing file or to create a new one</text:p>
      <text:p text:style-name="P176">jppf.redirect.out.append = false</text:p>
      <text:p text:style-name="P176"/>
      <text:p text:style-name="P133"># file on the file system where System.err is redirected</text:p>
      <text:p text:style-name="P176">jppf.redirect.err = /some/path/someFile.err.log</text:p>
      <text:p text:style-name="P133"># whether to append to an existing file or to create a new one</text:p>
      <text:p text:style-name="P176">jppf.redirect.err.append = false</text:p>
      <text:p text:style-name="P60"/>
      <text:p text:style-name="P90">By default, a new file is created each time the node is started, unless “jppf.redirect.out.append = true” or “jppf.redirect.err.append = true” are specified. If a file path is not specified, then the corresponding output is not redirected.</text:p>
      <text:list xml:id="list121145591267612"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3">l</text:span> run a node, by specifying the full path to the Java executable with the following property:</text:p>
      <text:p text:style-name="P110"/>
      <text:p text:style-name="P125"># <text:span text:style-name="T112">Full path to the java executable</text:span></text:p>
      <text:p text:style-name="P207">jppf.java.path = <text:span text:style-name="T112">&lt;path_to_</text:span>java_<text:span text:style-name="T112">executable&gt;</text:span></text:p>
      <text:p text:style-name="P156"># Linux example</text:p>
      <text:p text:style-name="P207">jppf.java.path = /<text:span text:style-name="T112">opt/jdk1.8.0/bin/java</text:span></text:p>
      <text:p text:style-name="P156"># Windows example</text:p>
      <text:p text:style-name="P208">jppf.java.path = C:/java/jdk1.7.0/bin/java.exe</text:p>
      <text:p text:style-name="P90"/>
      <text:p text:style-name="P111">This property is used in several situations:</text:p>
      <text:p text:style-name="P111"/>
      <text:list xml:id="list121145208156472" text:continue-list="list121144567866597" text:style-name="List_20_1">
        <text:list-item>
          <text:p text:style-name="P244">by the shell script from the node distribution that launches the node (startNode.sh or startNode.bat)</text:p>
        </text:list-item>
        <text:list-item>
          <text:p text:style-name="P244">by slave nodes when the property is specified as a configuration override, allowing to start a slave node with a different JVM than its master's</text:p>
        </text:list-item>
        <text:list-item>
          <text:p text:style-name="P244">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121146498551125" text:continue-list="list121145591267612" text:style-name="Outline">
        <text:list-item>
          <text:list>
            <text:list-item>
              <text:h text:style-name="P249"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83"><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25"/>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25">#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7">Each connection pool has an associated pool of JMX connections, whose size is independently configured as follows:</text:p>
      <text:p text:style-name="P77"/>
      <text:p text:style-name="P138"># JMX connection pool size, defaults to 1</text:p>
      <text:p text:style-name="P184">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7"/>
      <text:p text:style-name="P135"># priority assigned to all auto-discovered connections; defaults to 0</text:p>
      <text:p text:style-name="P135"># this is equivalent to "&lt;driver_name&gt;.jppf.priority" in manual network configuration</text:p>
      <text:p text:style-name="P178">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5">#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121146521874198" text:continue-numbering="true" text:style-name="Outline">
        <text:list-item>
          <text:list>
            <text:list-item>
              <text:list>
                <text:list-item>
                  <text:h text:style-name="P26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25">#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25">#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39"># JMX connection pool size, defaults to 1</text:p>
      <text:p text:style-name="P196">driver-1.jppf.jmx.pool.size = 1</text:p>
      <text:p text:style-name="P17"/>
      <text:p text:style-name="P16">Priority</text:p>
      <text:p text:style-name="Standard"/>
      <text:p text:style-name="P125">#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25">#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3">Note that this property is optional, since the JPPF client fetches it from the JPPF driver during the communication handshake. It is thus recommended to leave it unspecified.</text:p>
      <text:list xml:id="list12114655410972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25"># enable discovery</text:p>
      <text:p text:style-name="Code_20_block">jppf.discovery.enabled = true</text:p>
      <text:p text:style-name="P125"># specifiy both discovery and manually configured drivers</text:p>
      <text:p text:style-name="Code_20_block">jppf.drivers = <text:span text:style-name="T14">jppf_discovery</text:span> driver-1</text:p>
      <text:p text:style-name="P125"># host for this driver</text:p>
      <text:p text:style-name="Code_20_block">driver-1.jppf.server.host = my_host</text:p>
      <text:p text:style-name="P125"># port for this driver</text:p>
      <text:p text:style-name="Code_20_block">driver-1.jppf.server.port = 11111</text:p>
      <text:list xml:id="list121144894983910" text:continue-numbering="true" text:style-name="Outline">
        <text:list-item>
          <text:list>
            <text:list-item>
              <text:list>
                <text:list-item>
                  <text:h text:style-name="P267" text:outline-level="3"><text:soft-page-break/>Load-balancing and failover of server connection pools</text:h>
                </text:list-item>
              </text:list>
            </text:list-item>
          </text:list>
        </text:list-item>
      </text:list>
      <text:p text:style-name="P246">Connection pools can be organized in any combination of two modes, using the priority attribute of each pool:</text:p>
      <text:p text:style-name="P246"/>
      <text:p text:style-name="P246"><text:span text:style-name="T21">Load-balancing mode</text:span> occurs when the connection pools have the same priority. In this case, the JPPF client will balance the jobs between the connections of the pools, according to the load-balancer settings. Example configuration:</text:p>
      <text:p text:style-name="P247"/>
      <text:p text:style-name="P273">jppf.drivers = driver-1 driver-2</text:p>
      <text:p text:style-name="P273"/>
      <text:p text:style-name="P273">driver-1.jppf.server.host = my.host1.com</text:p>
      <text:p text:style-name="P273">driver-1.jppf.server.port = 11111</text:p>
      <text:p text:style-name="P273">driver-1.jppf.priority = 20</text:p>
      <text:p text:style-name="P273"/>
      <text:p text:style-name="P273">driver-2.jppf.server.host = my.host2.com</text:p>
      <text:p text:style-name="P273">driver-2.jppf.server.port = 11111</text:p>
      <text:p text:style-name="P273">driver-2.jppf.priority = 20</text:p>
      <text:p text:style-name="P246"/>
      <text:p text:style-name="P246"><text:span text:style-name="T21">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246"/>
      <text:p text:style-name="P273">jppf.drivers = primary-pool secondary-pool</text:p>
      <text:p text:style-name="P273"/>
      <text:p text:style-name="P273">primary-pool.jppf.server.host = my.host1.com</text:p>
      <text:p text:style-name="P273">primary-pool.jppf.server.port = 11111</text:p>
      <text:p text:style-name="P273">primary-pool.jppf.priority = 20</text:p>
      <text:p text:style-name="P273"/>
      <text:p text:style-name="P273">secondary-pool.jppf.server.host = my.host2.com</text:p>
      <text:p text:style-name="P273">secondary-pool.jppf.server.port = 11111</text:p>
      <text:p text:style-name="P273">secondary-pool.jppf.priority = 10</text:p>
      <text:p text:style-name="P246"/>
      <text:p text:style-name="P246">You can also combine load-balancing and failover modes, since there is no limit to the number of connection pools you can define. For example:</text:p>
      <text:p text:style-name="P246"/>
      <text:p text:style-name="P273">jppf.drivers = primary-pool-1 primary-pool-2 secondary-pool-1 secondary-pool-2</text:p>
      <text:p text:style-name="P273"/>
      <text:p text:style-name="P273">primary-pool-1.jppf.server.host = my.host1.com</text:p>
      <text:p text:style-name="P273">primary-pool-1.jppf.server.port = 11111</text:p>
      <text:p text:style-name="P273">primary-pool-1.jppf.priority = 20</text:p>
      <text:p text:style-name="P273"/>
      <text:p text:style-name="P273">primary-pool-2.jppf.server.host = my.host2.com</text:p>
      <text:p text:style-name="P273">primary-pool-2.jppf.server.port = 11111</text:p>
      <text:p text:style-name="P273">primary-pool-2.jppf.priority = 20</text:p>
      <text:p text:style-name="P273"/>
      <text:p text:style-name="P273">secondary-pool-1.jppf.server.host = my.host3.com</text:p>
      <text:p text:style-name="P273">secondary-pool-1.jppf.server.port = 11111</text:p>
      <text:p text:style-name="P273">secondary-pool-1.jppf.priority = 10</text:p>
      <text:p text:style-name="P273"/>
      <text:p text:style-name="P273">secondary-pool-2.jppf.server.host = my.host4.com</text:p>
      <text:p text:style-name="P273">secondary-pool-2.jppf.server.port = 11111</text:p>
      <text:p text:style-name="P273">secondary-pool-2.jppf.priority = 10</text:p>
      <text:list xml:id="list12114493088890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121144719981360" text:continue-numbering="true" text:style-name="Outline">
        <text:list-item>
          <text:list>
            <text:list-item>
              <text:list>
                <text:list-item>
                  <text:h text:style-name="P268"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6"/>
      <text:p text:style-name="P134"># priority assigned to the local executor; defaults to 0</text:p>
      <text:p text:style-name="P134"># this is equivalent to "&lt;driver_name&gt;.jppf.priority" in manual network configuration</text:p>
      <text:p text:style-name="P177">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25"># enable remote job execution; defaults to true</text:p>
      <text:p text:style-name="Code_20_block">jppf.remote.execution.enabled = false</text:p>
      <text:p text:style-name="Standard"/>
      <text:p text:style-name="Standard"/>
      <text:p text:style-name="P231"><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12114545437536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5"># name of the load balancing algorithm</text:p>
      <text:p text:style-name="Code_20_block">jppf.load.balancing.algorithm = <text:span text:style-name="T89">manual</text:span></text:p>
      <text:p text:style-name="P125"># name of the set of parameter values (aka profile) to use for the algorithm</text:p>
      <text:p text:style-name="Code_20_block">jppf.load.balancing.<text:span text:style-name="T50">profile</text:span> = <text:span text:style-name="T88">jppf</text:span></text:p>
      <text:p text:style-name="P125"># "<text:span text:style-name="T90">jppf</text:span>" profile</text:p>
      <text:p text:style-name="P169">jppf.load.balancing.<text:span text:style-name="T50">profile</text:span>.<text:span text:style-name="T88">jppf</text:span>.<text:span text:style-name="T88">s</text:span>ize = <text:span text:style-name="T88">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2114476283643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48"># whether to resolve the drivers' ip addresses into host names</text:p>
      <text:p text:style-name="P148"><text:span text:style-name="T91"># d</text:span>efaults to true (resolve the addresses)</text:p>
      <text:p text:style-name="Code_20_block">org.jppf.resolve.addresses = true</text:p>
      <text:list xml:id="list121144537505372" text:continue-numbering="true" text:style-name="Outline">
        <text:list-item>
          <text:list>
            <text:list-item>
              <text:list>
                <text:list-item>
                  <text:h text:style-name="P259" text:outline-level="3"><text:soft-page-break/>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7"># refresh interval for the statistcs panel in millis; defaults to 1000</text:p>
      <text:p text:style-name="P137"># this is the interval between 2 succesive stats requests to a driver via JMX</text:p>
      <text:p text:style-name="P181">jppf.admin.refresh.interval.stats = 1000</text:p>
      <text:p text:style-name="P181"/>
      <text:p text:style-name="P137"># refresh interval in millis for the topology panels: tree view and graph view</text:p>
      <text:p text:style-name="P137"># this is the interval between 2 successive runs of the task that refreshes the</text:p>
      <text:p text:style-name="P137"># topology via JMX requests; defaults to 1000</text:p>
      <text:p text:style-name="P181">jppf.admin.refresh.interval.topology = 1000</text:p>
      <text:p text:style-name="P181"/>
      <text:p text:style-name="P137"># refresh interval for the JVM health panel in millis; defaults to <text:span text:style-name="T87">1</text:span>000</text:p>
      <text:p text:style-name="P137"># this is the interval between 2 successive runs of the task that refreshes</text:p>
      <text:p text:style-name="P137"># the JVM health via JMX requests</text:p>
      <text:p text:style-name="P181">jppf.admin.refresh.interval.health = <text:span text:style-name="T87">1</text:span>000</text:p>
      <text:p text:style-name="P181"/>
      <text:p text:style-name="P152"># UI refresh interval for the job data panel in ms. Its meaning depends on the</text:p>
      <text:p text:style-name="P152"># publish mode specified with property "jppf.gui.publish.mode" (see below):</text:p>
      <text:p text:style-name="P152"># - in "immediate_notifications" mode, this is not used</text:p>
      <text:p text:style-name="P152"># - in "deferred_notifications" mode, this is the interval between 2 publications</text:p>
      <text:p text:style-name="P152"># <text:s text:c="2"/>of updates as job monitoring events</text:p>
      <text:p text:style-name="P152"># - in "polling" mode this is the interval between 2 polls of each driver</text:p>
      <text:p text:style-name="P201">jppf.gui.publish.period = 1000</text:p>
      <text:p text:style-name="P182"/>
      <text:p text:style-name="P152"># UI refresh mode for the job data panel. The possible values are:</text:p>
      <text:p text:style-name="P152"># - polling: the job data is polled at regular intervals and updates to the view are</text:p>
      <text:p text:style-name="P152"># <text:s text:c="2"/>computed as the differences with the previous poll. This mode generates less network</text:p>
      <text:p text:style-name="P152"># <text:s text:c="2"/>traffic than the other modes, but some updates, possibly entire jobs, may be missed</text:p>
      <text:p text:style-name="P152"># - deferred_notifications: updates are received as jmx notifications and published at</text:p>
      <text:p text:style-name="P153"># <text:s text:c="2"/>regular intervals, possibly aggregated in the interval. This mode provides a more</text:p>
      <text:p text:style-name="P154"># <text:s text:c="2"/>accurate view of the jobs life cycle, at the cost of increased network traffic</text:p>
      <text:p text:style-name="P153"># - immediate_notifications: updates are received as jmx notifications and are all</text:p>
      <text:p text:style-name="P154"># <text:s text:c="2"/>published immediately as job monitoring events, which are pushed to the UI. In this</text:p>
      <text:p text:style-name="P154"># <text:s text:c="2"/>mode, no event is missed, however this causes higher cpu and memory consumption</text:p>
      <text:p text:style-name="P152"># The default value is immediate_notifications</text:p>
      <text:p text:style-name="P201">jppf.gui.publish.mode = immediate_notifications</text:p>
      <text:list xml:id="list121146632086733"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25"># Whether to display the animated splash screen at console startup, defaults to false</text:p>
      <text:p text:style-name="Code_20_block">jppf.ui.splash = true</text:p>
      <text:p text:style-name="P125"># The fixed text displayed at center of the window</text:p>
      <text:p text:style-name="P215">jppf.ui.splash.message = The JPPF Admin Console is starting ...</text:p>
      <text:p text:style-name="P158"># The message's font color, expressed as an rgb or rgba value. If alpha is not</text:p>
      <text:p text:style-name="P125"># specified, it is assumed to be 255 (fully opaque).</text:p>
      <text:p text:style-name="P125"># Examples: 255, 233, 127 (opaque) | 255, 233, 127, 128 (semi-transparent<text:span text:style-name="T125">)</text:span></text:p>
      <text:p text:style-name="Code_20_block">jppf.ui.splash.message.color = 64, 64, 128</text:p>
      <text:p text:style-name="P159"># <text:span text:style-name="T114">One or more </text:span>paths to the images displayed in a rolling sequence (like a slide show)</text:p>
      <text:p text:style-name="P125">#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25"># interval between images in milliseconds</text:p>
      <text:p text:style-name="Code_20_block">jppf.ui.splash.delay = <text:span text:style-name="T115">5</text:span>00</text:p>
      <text:p text:style-name="P76"/>
      <text:p text:style-name="P76"/>
      <text:list xml:id="list121145025071169" text:continue-numbering="true" text:style-name="Outline">
        <text:list-item>
          <text:list>
            <text:list-item>
              <text:h text:style-name="P251" text:outline-level="2">Common configuration properties</text:h>
              <text:list>
                <text:list-item>
                  <text:h text:style-name="P26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5">#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21145576281603" text:continue-numbering="true" text:style-name="Outline">
        <text:list-item>
          <text:list>
            <text:list-item>
              <text:list>
                <text:list-item>
                  <text:h text:style-name="P261"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85"><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85"><text:span text:style-name="T55">jppf.</text:span>reconnect.max.time = 60<text:line-break/><text:span text:style-name="T28"># time between two connection attempts, in seconds</text:span><text:line-break/><text:span text:style-name="T55">jppf.</text:span>reconnect.interval = 1</text:p>
      <text:p text:style-name="P26"/>
      <text:p text:style-name="P80">With these values, we have configured the recovery mechanism such that it will attempt to reconnect to the server after a <text:span text:style-name="T98">0</text:span> second delay, for 60 seconds and with connection attemps at 1 second intervals.</text:p>
      <text:list xml:id="list121145946159694" text:continue-numbering="true" text:style-name="Outline">
        <text:list-item>
          <text:list>
            <text:list-item>
              <text:list>
                <text:list-item>
                  <text:h text:style-name="P262"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51"># Timeout in millis for JMX requests. Defaults to Long.MAX_VALUE (2^63 - 1)</text:p>
      <text:p text:style-name="P200">jppf.jmx.request.timeout = $script{ java.lang.Long.MAX_VALUE }$</text:p>
      <text:list xml:id="list121145064893851" text:continue-numbering="true" text:style-name="Outline">
        <text:list-item>
          <text:list>
            <text:list-item>
              <text:list>
                <text:list-item>
                  <text:h text:style-name="P263"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40"># Size of send and receive buffer for socket connections</text:p>
      <text:p text:style-name="P140"># Defaults to 32768 and must be in range [1024, 1024*1024]</text:p>
      <text:p text:style-name="P186">jppf.socket.buffer.size = 65536</text:p>
      <text:p text:style-name="P140"/>
      <text:p text:style-name="P140"># Size of temporary buffers (including direct buffers) used in I/O transfers</text:p>
      <text:p text:style-name="P140"># Defaults to 32768 and must be in range [1024, 1024*1024]</text:p>
      <text:p text:style-name="P186">jppf.temp.buffer.size = 12288</text:p>
      <text:p text:style-name="P141"/>
      <text:p text:style-name="P143"># Maximum size of temporary buffers pool (excluding direct buffers).# When this size</text:p>
      <text:p text:style-name="P143"># is reached, new buffers are still created, but not released into the pool, so they</text:p>
      <text:p text:style-name="P143"># can be quickly garbage-collected.</text:p>
      <text:p text:style-name="P143"># The size of each buffer is defined with ${jppf.temp.buffer.size}</text:p>
      <text:p text:style-name="P142"># Defaults to 10 and must be in range [1, 2048]</text:p>
      <text:p text:style-name="P186">jppf.temp.buffer.pool.size = 200</text:p>
      <text:p text:style-name="P140"/>
      <text:p text:style-name="P140"># Size of temporary buffer pool for reading lengths as ints (size of each buffer is 4)</text:p>
      <text:p text:style-name="P140"># Defaults to 100 and must be in range [1, 2048]</text:p>
      <text:p text:style-name="P186">jppf.length.buffer.pool.size = 100</text:p>
      <text:p text:style-name="P79"/>
      <text:p text:style-name="P79"/>
      <text:list xml:id="list121144704813881" text:continue-numbering="true" text:style-name="Outline">
        <text:list-item>
          <text:list>
            <text:list-item>
              <text:h text:style-name="P252" text:outline-level="2">Putting it all together</text:h>
            </text:list-item>
          </text:list>
        </text:list-item>
      </text:list>
      <text:p text:style-name="P61"/>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21145749382007" text:continue-numbering="true" text:style-name="Outline">
        <text:list-item>
          <text:list>
            <text:list-item>
              <text:list>
                <text:list-item>
                  <text:h text:style-name="P264"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121145028877901" text:continue-list="list121145208156472" text:style-name="List_20_1">
        <text:list-item>
          <text:p text:style-name="P245">there are one client, two servers (server1 and server2) and two nodes (node1 and node2)</text:p>
        </text:list-item>
        <text:list-item>
          <text:p text:style-name="P245">the client is connected to both servers</text:p>
        </text:list-item>
        <text:list-item>
          <text:p text:style-name="P245">each server is connected to the other server</text:p>
        </text:list-item>
        <text:list-item>
          <text:p text:style-name="P245">node1 is connected to server1</text:p>
        </text:list-item>
        <text:list-item>
          <text:p text:style-name="P245">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21144643067380" text:continue-list="list121145749382007" text:style-name="Outline">
        <text:list-item>
          <text:list>
            <text:list-item>
              <text:list>
                <text:list-item>
                  <text:h text:style-name="P265"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121145949955275" text:continue-numbering="true" text:style-name="Outline">
        <text:list-item>
          <text:list>
            <text:list-item>
              <text:list>
                <text:list-item>
                  <text:h text:style-name="P266"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121145086941336" text:continue-numbering="true" text:style-name="Outline">
        <text:list-item>
          <text:list>
            <text:list-item>
              <text:h text:style-name="P249"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21145505982861"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25"># Enable SSL <text:span text:style-name="T85">for auto-dsicovered drivers</text:span>. Default value is false (disabled).</text:p>
      <text:p text:style-name="P125">#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1"/>
      <text:p text:style-name="P145"># disable discovery</text:p>
      <text:p text:style-name="P191">jppf.discovery.enabled = false</text:p>
      <text:p text:style-name="P145"># mnaually specifiy two drivers</text:p>
      <text:p text:style-name="P191">jppf.drivers = driver1 driver2</text:p>
      <text:p text:style-name="P192"/>
      <text:p text:style-name="P146"># define secure connectivity to driver1</text:p>
      <text:p text:style-name="P191">driver1.jppf.server.host = secure_host</text:p>
      <text:p text:style-name="P191">driver1.jppf.server.port = 11443</text:p>
      <text:p text:style-name="P145"># secure connections are made to this driver</text:p>
      <text:p text:style-name="P193">driver1.jppf.ssl.enabled = true</text:p>
      <text:p text:style-name="P192"/>
      <text:p text:style-name="P146"># define non-secure connectivity to driver2</text:p>
      <text:p text:style-name="P191">driver2.jppf.server.host = non_secure_host</text:p>
      <text:p text:style-name="P191">driver2.jppf.server.port = 11111</text:p>
      <text:p text:style-name="P145"># the default value is false and needs not be specified</text:p>
      <text:p text:style-name="P145">#driver2.jppf.ssl.enabled = false</text:p>
      <text:list xml:id="list121144773750956" text:continue-numbering="true" text:style-name="Outline">
        <text:list-item>
          <text:list>
            <text:list-item>
              <text:list>
                <text:list-item>
                  <text:list>
                    <text:list-item>
                      <text:h text:style-name="P271"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44"># Enable SSL. Default value is false (disabled).</text:p>
      <text:p text:style-name="P144"># If enabled, only SSL/TLS connections are established</text:p>
      <text:p text:style-name="P190">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12114652034371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3"/>
      <text:p text:style-name="P125"># Port number to which the server listens for secure connections, defaults to 11443</text:p>
      <text:p text:style-name="P125"># A negative value indicates that no secure connection is accepted</text:p>
      <text:p text:style-name="Code_20_block">jppf.ssl.server.port = 11443</text:p>
      <text:p text:style-name="Code_20_block"/>
      <text:p text:style-name="P125"># toggle to enable secure connections to remote peer servers, defaults to false</text:p>
      <text:p text:style-name="Code_20_block">jppf.peer.ssl.enabled = true</text:p>
      <text:p text:style-name="Code_20_block"/>
      <text:p text:style-name="P125">#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5"># disable non-secure connections</text:p>
      <text:p text:style-name="Code_20_block">jppf.server.port = <text:span text:style-name="T21">-1</text:span></text:p>
      <text:p text:style-name="P125">#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5"># Enabling JMX via non-secure connections, defaults to true</text:p>
      <text:p text:style-name="Code_20_block">jppf.management.enabled = false</text:p>
      <text:p text:style-name="P125"># Enabling JMX via secure connections, defaults to false</text:p>
      <text:p text:style-name="Code_20_block">jppf.management.ssl.enabled = true</text:p>
      <text:p text:style-name="P125"># Secure JMX server port</text:p>
      <text:p text:style-name="Code_20_block">jppf.management.ssl.port = 11193</text:p>
      <text:list xml:id="list121146503267883"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2114499950720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5">#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2114616201263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5"># SSL configuration as an arbitrary source. Value is the fully qualified name</text:p>
      <text:p text:style-name="P125"># of an implementation of java.util.concurrent.Callable&lt;InputStream&gt; with optional</text:p>
      <text:p text:style-name="P125">#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5">//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2114594877928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12114522298152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5">#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12114543895674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5">#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12114554277969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5">#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12114576510021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5"># client authentication mode</text:p>
      <text:p text:style-name="P125"># possible values: none | want | need</text:p>
      <text:p text:style-name="Code_20_block">jppf.ssl.client.auth = none</text:p>
      <text:list xml:id="list12114641720947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5"># path to the key store on the file system</text:p>
      <text:p text:style-name="Code_20_block">jppf.ssl.keystore.file = config/ssl/keystore.ks</text:p>
      <text:p text:style-name="P125">#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5"># keystore password in clear text</text:p>
      <text:p text:style-name="Code_20_block">jppf.ssl.keystore.password = password</text:p>
      <text:p text:style-name="P125"># keystore password from an arbitrary source</text:p>
      <text:p text:style-name="P125">#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25"># The key store format to use. When unspecified, it defaults to the value of</text:p>
      <text:p text:style-name="P125"># KeyStore.getDefaultType(). For instance on the Oracle JVM it will be 'JKS',</text:p>
      <text:p text:style-name="P125">#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21145230490436"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5"># path to the trust store on the file system</text:p>
      <text:p text:style-name="Code_20_block">jppf.ssl.truststore.file = config/ssl/truststore.ks</text:p>
      <text:p text:style-name="P125"># an implementation of Callable&lt;InputStream&gt; with optional space-separated arguments</text:p>
      <text:p text:style-name="Code_20_block">jppf.ssl.truststore.source = org.jppf.ssl.FileStoreSource config/ssl/truststore.ks</text:p>
      <text:p text:style-name="Code_20_block"/>
      <text:p text:style-name="P125"># keystore password in clear text</text:p>
      <text:p text:style-name="Code_20_block">jppf.ssl.truststore.password = password</text:p>
      <text:p text:style-name="P125"># keystore password from an arbitrary source</text:p>
      <text:p text:style-name="P125">#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25"># the format to use for the trust store. When unspecified, it defaults to the</text:p>
      <text:p text:style-name="P125"># value of KeyStore.getDefaultType(). For instance on the Oracle JVM it will be</text:p>
      <text:p text:style-name="P125"># 'JKS', on Android's Dalvik it will be BKS, etc. </text:p>
      <text:p text:style-name="Code_20_block">jppf.ssl.truststore.type = JKS</text:p>
      <text:p text:style-name="Standard"/>
      <text:list xml:id="list121145628356947" text:continue-numbering="true" text:style-name="Outline">
        <text:list-item>
          <text:list>
            <text:list-item>
              <text:list>
                <text:list-item>
                  <text:list>
                    <text:list-item>
                      <text:h text:style-name="P272"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9"># specify that a separate trust store must be used for client certificates</text:p>
      <text:p text:style-name="P170"><text:span text:style-name="T38">jppf.ssl.client.distinct.truststore = true</text:span><text:span text:style-name="T28"> <text:s/></text:span></text:p>
      <text:p text:style-name="P130"><text:s text:c="2"/></text:p>
      <text:p text:style-name="P170"><text:span text:style-name="T28"># path to the </text:span><text:span text:style-name="T31">client </text:span><text:span text:style-name="T28">trust store on the file system</text:span></text:p>
      <text:p text:style-name="P170">jppf.ssl.<text:span text:style-name="T51">client</text:span>.truststore.file = config/ssl/truststore_<text:span text:style-name="T51">cli</text:span>.ks</text:p>
      <text:p text:style-name="P130"># an implementation of Callable&lt;InputStream&gt; with optional space-separated arguments</text:p>
      <text:p text:style-name="P170">jppf.ssl.<text:span text:style-name="T51">client</text:span>.truststore.source = o.j.s.FileStoreSource config/ssl/truststore_<text:span text:style-name="T51">cli.</text:span>ks</text:p>
      <text:p text:style-name="P170"/>
      <text:p text:style-name="P130"># keystore password in clear text</text:p>
      <text:p text:style-name="P170">jppf.ssl.<text:span text:style-name="T51">client</text:span>.truststore.password = password</text:p>
      <text:p text:style-name="P130"># keystore password from an arbitrary source</text:p>
      <text:p text:style-name="P130"># the source is an implementation of Callable&lt;char[]&gt; with opptional parameters</text:p>
      <text:p text:style-name="P199">jppf.ssl.client.truststore.password.source = org.jppf.ssl.PlainTextPassword password</text:p>
      <text:p text:style-name="P150"/>
      <text:p text:style-name="P150"># the format to use for the <text:span text:style-name="T96">client </text:span>trust store. When unspecified, it defaults to</text:p>
      <text:p text:style-name="P150"># <text:span text:style-name="T96">the </text:span>value of KeyStore.getDefaultType(). For instance on the Oracle JVM it will</text:p>
      <text:p text:style-name="P150"># be 'JKS', on Android's Dalvik it will be BKS, etc. </text:p>
      <text:p text:style-name="P199">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121146214123019" text:continue-numbering="true" text:style-name="Outline">
        <text:list-item>
          <text:list>
            <text:list-item>
              <text:list>
                <text:list-item>
                  <text:h text:style-name="Heading_20_3" text:outline-level="3">Full SSL configuration example</text:h>
                </text:list-item>
              </text:list>
            </text:list-item>
          </text:list>
        </text:list-item>
      </text:list>
      <text:p text:style-name="P125"># SSLContext protocol, defaults to SSL</text:p>
      <text:p text:style-name="Code_20_block">jppf.ssl.context.protocol = SSL</text:p>
      <text:p text:style-name="P125"># list of space-separated enabled protocols</text:p>
      <text:p text:style-name="Code_20_block">jppf.ssl.protocols = SSLv2Hello SSLv3</text:p>
      <text:p text:style-name="P125"># enabled cipher suites as a list of space-separated values</text:p>
      <text:p text:style-name="Code_20_block">jppf.ssl.cipher.suites = SSL_RSA_WITH_RC4_128_MD5 SSL_RSA_WITH_RC4_128_SHA</text:p>
      <text:p text:style-name="P125"># client authentication mode; possible values: none | want | need</text:p>
      <text:p text:style-name="Code_20_block">jppf.ssl.client.auth = none</text:p>
      <text:p text:style-name="Code_20_block"/>
      <text:p text:style-name="P149"># <text:span text:style-name="T95">key store format</text:span></text:p>
      <text:p text:style-name="P198">jppf.ssl.keystore.<text:span text:style-name="T95">type</text:span> = <text:span text:style-name="T95">JKS</text:span></text:p>
      <text:p text:style-name="P149"># path to the key store on the file system.</text:p>
      <text:p text:style-name="Code_20_block">jppf.ssl.keystore.file = config/ssl/keystore.ks</text:p>
      <text:p text:style-name="P125"># keystore password in clear text</text:p>
      <text:p text:style-name="Code_20_block">jppf.ssl.keystore.password = password</text:p>
      <text:p text:style-name="Code_20_block"/>
      <text:p text:style-name="P149"># <text:span text:style-name="T95">trust store format</text:span></text:p>
      <text:p text:style-name="P198">jppf.ssl.<text:span text:style-name="T95">trust</text:span>store.<text:span text:style-name="T95">type</text:span> = <text:span text:style-name="T95">JKS</text:span></text:p>
      <text:p text:style-name="P149"># the trust store location as an arbitrary source:</text:p>
      <text:p text:style-name="P125"># an implementation of Callable&lt;InputStream&gt; with optional space-separated arguments</text:p>
      <text:p text:style-name="Code_20_block">jppf.ssl.truststore.source = org.jppf.ssl.FileStoreSource config/ssl/truststore.ks</text:p>
      <text:p text:style-name="P125"># truststore password as an arbitrary source:</text:p>
      <text:p text:style-name="P125"># an implementation of Callable&lt;char[]&gt; with optional space-separated arguments</text:p>
      <text:p text:style-name="Code_20_block">jppf.ssl.truststore.password.source = org.jppf.ssl.PlainTextPassword password</text:p>
      <text:p text:style-name="Standard"/>
      <text:p text:style-name="P104"/>
      <text:list xml:id="list121145363674977" text:continue-numbering="true" text:style-name="Outline">
        <text:list-item>
          <text:list>
            <text:list-item>
              <text:h text:style-name="P253"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202">public class TypedProperties extends <text:span text:style-name="T140">AbstractTyped</text:span>Properties {</text:p>
      <text:p text:style-name="P202"><text:s text:c="2"/><text:span text:style-name="T28">// constructors</text:span></text:p>
      <text:p text:style-name="P202"><text:s text:c="2"/>public TypedProperties()</text:p>
      <text:p text:style-name="P202"><text:s text:c="2"/><text:span text:style-name="T28">// initialize with existing key/value pairs from a map</text:span></text:p>
      <text:p text:style-name="P202"><text:s text:c="2"/>public TypedProperties(Map&lt;Object, Object&gt; map)</text:p>
      <text:p text:style-name="P202"><text:s text:c="2"/><text:span text:style-name="T28">// string properties</text:span></text:p>
      <text:p text:style-name="P202"><text:s text:c="2"/>public String getString(String key)</text:p>
      <text:p text:style-name="P202"><text:s text:c="2"/>public String getString(String key, String defValue)</text:p>
      <text:p text:style-name="P202"><text:s text:c="2"/>public TypedProperties<text:span text:style-name="T102"> s</text:span>etString(String key, <text:span text:style-name="T102">String value</text:span>)</text:p>
      <text:p text:style-name="P202"><text:s text:c="2"/><text:span text:style-name="T28">// int properties</text:span></text:p>
      <text:p text:style-name="P202"><text:s text:c="2"/>public int getInt(String key)</text:p>
      <text:p text:style-name="P202"><text:s text:c="2"/>public int getInt(String key, int defValue)</text:p>
      <text:p text:style-name="P202"><text:s text:c="2"/>public TypedProperties <text:span text:style-name="T102">s</text:span>etInt(String key, <text:span text:style-name="T102">int value</text:span>)</text:p>
      <text:p text:style-name="P202"><text:s text:c="2"/><text:span text:style-name="T28">// long properties</text:span></text:p>
      <text:p text:style-name="P202"><text:s text:c="2"/>public long getLong(String key)</text:p>
      <text:p text:style-name="P202"><text:s text:c="2"/>public long getLong(String key, long defValue)</text:p>
      <text:p text:style-name="P202"><text:s text:c="2"/>public TypedProperties <text:span text:style-name="T102">s</text:span>etLong(String key, <text:span text:style-name="T102">long value</text:span>)</text:p>
      <text:p text:style-name="P202"><text:s text:c="2"/><text:span text:style-name="T28">// float properties</text:span></text:p>
      <text:p text:style-name="P202"><text:s text:c="2"/>public float getFloat(String key)</text:p>
      <text:p text:style-name="P202"><text:s text:c="2"/>public float getFloat(String key, float defValue)</text:p>
      <text:p text:style-name="P202"><text:s text:c="2"/>public TypedProperties <text:span text:style-name="T102">s</text:span>etFloat(String key, <text:span text:style-name="T102">float value</text:span>)</text:p>
      <text:p text:style-name="P202"><text:s text:c="2"/><text:span text:style-name="T28">// double properties</text:span></text:p>
      <text:p text:style-name="P202"><text:s text:c="2"/>public double getDouble(String key)</text:p>
      <text:p text:style-name="P202"><text:s text:c="2"/>public double getDouble(String key, double defValue)</text:p>
      <text:p text:style-name="P202"><text:s text:c="2"/>public TypedProperties <text:span text:style-name="T102">s</text:span>etDouble(String key, double <text:span text:style-name="T102">value</text:span>)</text:p>
      <text:p text:style-name="P202"><text:s text:c="2"/><text:span text:style-name="T28">// </text:span><text:span text:style-name="T34">char</text:span><text:span text:style-name="T28"> properties</text:span></text:p>
      <text:p text:style-name="P202"><text:s text:c="2"/>public <text:span text:style-name="T118">char</text:span> get<text:span text:style-name="T102">Char</text:span>(String key)</text:p>
      <text:p text:style-name="P213"><text:s text:c="2"/>public <text:span text:style-name="T118">char</text:span> get<text:span text:style-name="T102">Char</text:span>(String key, <text:span text:style-name="T102">char</text:span> defValue)</text:p>
      <text:p text:style-name="P202"><text:s text:c="2"/>public TypedProperties <text:span text:style-name="T102">s</text:span>et<text:span text:style-name="T102">Char</text:span>(String key, <text:span text:style-name="T102">char value</text:span>)</text:p>
      <text:p text:style-name="P202"><text:s text:c="2"/><text:span text:style-name="T28">// boolean properties</text:span></text:p>
      <text:p text:style-name="P202"><text:s text:c="2"/>public boolean getBoolean(String key)</text:p>
      <text:p text:style-name="P202"><text:s text:c="2"/>public boolean getBoolean(String key, boolean defValue)</text:p>
      <text:p text:style-name="P202"><text:s text:c="2"/>public TypedProperties <text:span text:style-name="T102">s</text:span>etBoolean(String key, <text:span text:style-name="T102">boolean value</text:span>)</text:p>
      <text:p text:style-name="P202"><text:s text:c="2"/><text:span text:style-name="T28">// </text:span><text:span text:style-name="T34">File</text:span><text:span text:style-name="T28"> properties</text:span></text:p>
      <text:p text:style-name="P202"><text:s text:c="2"/>public <text:span text:style-name="T102">File</text:span> get<text:span text:style-name="T102">File</text:span>(String key)</text:p>
      <text:p text:style-name="P202"><text:s text:c="2"/>public <text:span text:style-name="T102">File</text:span> get<text:span text:style-name="T102">File</text:span>(String key, <text:span text:style-name="T102">File</text:span> defValue)</text:p>
      <text:p text:style-name="P202"><text:s text:c="2"/>public TypedProperties <text:span text:style-name="T102">s</text:span>et<text:span text:style-name="T102">File</text:span>(String key, <text:span text:style-name="T102">File value</text:span>)</text:p>
      <text:p text:style-name="P202">}</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55">// get the configuration <text:span text:style-name="T105">and </text:span>set the connection properties programmatically</text:p>
      <text:p text:style-name="P203">JPPFConfiguration.getProperties().set<text:span text:style-name="T104">Boolean</text:span>("jppf.discovery.enabled", false)</text:p>
      <text:p text:style-name="P202"><text:s text:c="2"/>.set<text:span text:style-name="T104">String</text:span>("jppf.drivers", "driver1")</text:p>
      <text:p text:style-name="P202"><text:s text:c="2"/>.set<text:span text:style-name="T104">String</text:span>("driver1.jppf.server.host", "www.myhost.com")</text:p>
      <text:p text:style-name="P202"><text:s text:c="2"/>.set<text:span text:style-name="T104">Int</text:span>("driver1.jppf.server.port", 11111);</text:p>
      <text:p text:style-name="P157">// now our configuration will be used</text:p>
      <text:p text:style-name="P202">JPPFClient client = new JPPFClient();</text:p>
      <text:p text:style-name="P14"/>
      <text:list xml:id="list121146136117490" text:continue-numbering="true" text:style-name="Outline">
        <text:list-item>
          <text:list>
            <text:list-item>
              <text:list>
                <text:list-item>
                  <text:h text:style-name="P268" text:outline-level="3">Predefined JPPF properties</text:h>
                </text:list-item>
              </text:list>
            </text:list-item>
          </text:list>
        </text:list-item>
      </text:list>
      <text:p text:style-name="P105">The JPPF properties documented in the <text:span text:style-name="T14">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06">which is defined as follows:</text:span></text:p>
      <text:p text:style-name="P105"/>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204"><text:s text:c="2"/><text:span text:style-name="T28">// Get the aliases for this property, that is, other names it may be known as,</text:span></text:p>
      <text:p text:style-name="P204"><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9"/>
      <text:p text:style-name="P209"><text:s text:c="2"/><text:span text:style-name="T28">// Return </text:span><text:span text:style-name="T35">a concise localized description of the property</text:span></text:p>
      <text:p text:style-name="P209"><text:s text:c="2"/><text:span text:style-name="T116">String</text:span> <text:span text:style-name="T116">getDocumentation</text:span>();</text:p>
      <text:p text:style-name="P209">}</text:p>
      <text:p text:style-name="P105"/>
      <text:p text:style-name="P106">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7">prop</text:span> = JPPFProperties.SERVER_PORT;</text:p>
      <text:p text:style-name="P205">System.out.prin<text:span text:style-name="T108">t</text:span>f("name: %s, default: %s, type: %s%n",</text:p>
      <text:p text:style-name="P205"><text:span text:style-name="T107"><text:s text:c="2"/>prop</text:span>.getName(), <text:span text:style-name="T107">prop</text:span>.getDefaultValue(), <text:span text:style-name="T107">prop</text:span>.valueType().<text:span text:style-name="T107">getName()</text:span>);</text:p>
      <text:p text:style-name="P105"/>
      <text:p text:style-name="P107">As much as possible, the names of the constants in <text:a xlink:type="simple" xlink:href="https://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206"><text:s text:c="2"/>.set(JPPFProperties.POOL_SIZE, 5).<text:span text:style-name="T109">setString("custom.property", "some value")</text:span>;</text:p>
      <text:p text:style-name="P108"/>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16">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25"><text:a xlink:type="simple" xlink:href="https://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9"/>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6">()</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11">()</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7">port</text:span>;</text:p>
      <text:p text:style-name="P210"><text:span text:style-name="T117">port</text:span> = JPPFConfiguration.getProperties<text:span text:style-name="T111">()</text:span>.get(JPPFProperties.SERVER_PORT);</text:p>
      <text:p text:style-name="P210"><text:span text:style-name="T117">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12">import static org.jppf.utils.configuration.JPPFProperties.*;</text:p>
      <text:p text:style-name="P211"/>
      <text:p text:style-name="P211">...</text:p>
      <text:p text:style-name="P211"/>
      <text:p text:style-name="P211">int nbThreads = JPPFConfiguration.get(PROCESSING_THREADS);</text:p>
      <text:p text:style-name="P211">JPPFConfiguration.set(DISCOVERY_ENABLED, true).set(POOL_SIZE, 5)</text:p>
      <text:p text:style-name="P211"><text:s text:c="2"/>.<text:span text:style-name="T109">setString("custom.property", "some value").set(SERVER_PORT, 11111)</text:span>;</text:p>
      <text:list xml:id="list121144786602921" text:continue-numbering="true" text:style-name="Outline">
        <text:list-item>
          <text:list>
            <text:list-item>
              <text:list>
                <text:list-item>
                  <text:list>
                    <text:list-item>
                      <text:h text:style-name="Heading_20_4" text:outline-level="4">Par<text:span text:style-name="T134">a</text:span>metrized properties</text:h>
                    </text:list-item>
                  </text:list>
                </text:list-item>
              </text:list>
            </text:list-item>
          </text:list>
        </text:list-item>
      </text:list>
      <text:p text:style-name="P118">A par<text:span text:style-name="T136">a</text:span>metrized property has one or more parts of its name defined as parameters which are substituted at runtime with actual string values. For instance, the following property is parameterized:</text:p>
      <text:p text:style-name="P118"/>
      <text:p text:style-name="P161"># define one RGB component of a named color</text:p>
      <text:p text:style-name="P218">JPPFProperty&lt;Integer&gt; <text:span text:style-name="T133">color</text:span>Prop =</text:p>
      <text:p text:style-name="P218"><text:s text:c="2"/>new IntProperty("<text:span text:style-name="T132">color</text:span>.&lt;<text:span text:style-name="T132">color_name</text:span>&gt;.<text:span text:style-name="T133">component</text:span>.&lt;<text:span text:style-name="T133">rgb_comp</text:span>&gt;", 0):</text:p>
      <text:p text:style-name="P118"/>
      <text:p text:style-name="P119"><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s://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120"/>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119"/>
      <text:p text:style-name="P120">As an example, to fully define the color "cyan", we could write:</text:p>
      <text:p text:style-name="P120"/>
      <text:p text:style-name="Code_20_block">TypedProperties <text:span text:style-name="T138">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120"/>
      <text:p text:style-name="P121"/>
      <text:p text:style-name="P227">In a properties file, this would correspond to:</text:p>
      <text:p text:style-name="P121"/>
      <text:p text:style-name="Code_20_block">color.cyan.component.r = 102</text:p>
      <text:p text:style-name="Code_20_block">color.cyan.component.g = 255</text:p>
      <text:p text:style-name="Code_20_block">color.cyan.component.b = 255</text:p>
      <text:p text:style-name="P121"/>
      <text:p text:style-name="P122">Similarly, <text:a xlink:type="simple" xlink:href="https://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121"/>
      <text:p text:style-name="P220">public class JPPFConfiguration {</text:p>
      <text:p text:style-name="P220"><text:s text:c="2"/><text:span text:style-name="T28">// Get the value of a </text:span><text:span text:style-name="T36">parametrized</text:span><text:span text:style-name="T28"> property</text:span></text:p>
      <text:p text:style-name="P220"><text:s text:c="2"/>public static &lt;T&gt; T get(JPPFProperty&lt;T&gt; property, String...parameters);</text:p>
      <text:p text:style-name="P220"/>
      <text:p text:style-name="P220"><text:s text:c="2"/><text:span text:style-name="T28">// Set the value of a </text:span><text:span text:style-name="T36">parametrized</text:span><text:span text:style-name="T28"> property</text:span></text:p>
      <text:p text:style-name="P220"><text:s text:c="2"/>public static &lt;T&gt; TypedProperties set(</text:p>
      <text:p text:style-name="P220"><text:s text:c="4"/>JPPFProperty&lt;T&gt; property, T value, String...parameters);</text:p>
      <text:p text:style-name="P220"/>
      <text:p text:style-name="P220"><text:s text:c="2"/><text:span text:style-name="T28">// Remove the specified </text:span><text:span text:style-name="T36">parametrized</text:span><text:span text:style-name="T28"> property</text:span></text:p>
      <text:p text:style-name="P220"><text:s text:c="2"/>public static &lt;T&gt; T remove(JPPFProperty&lt;T&gt; property, String...parameters);</text:p>
      <text:p text:style-name="P219">}</text:p>
      <text:p text:style-name="P121"/>
      <text:p text:style-name="P123">Lastly, the interface <text:a xlink:type="simple" xlink:href="https://www.jppf.org/javadoc/6.0/index.html?org/jppf/utils/configuration/JPPFProperty.html" text:style-name="Internet_20_link" text:visited-style-name="Visited_20_Internet_20_Link"><text:span text:style-name="T135">JPPFProperty</text:span></text:a> also provides a <text:span text:style-name="Code_20_char">getParam</text:span><text:span text:style-name="Code_20_char"><text:span text:style-name="T139">e</text:span></text:span><text:span text:style-name="Code_20_char">ters()</text:span> method which returns an array of the parameters names, which may be empty if the property is not parametrized..</text:p>
      <text:p text:style-name="P121"/>
      <text:p text:style-name="P12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4"/>
      <text:p text:style-name="P124"><text:span text:style-name="T137">U</text:span>sing a configuration file:</text:p>
      <text:p text:style-name="P124"/>
      <text:p text:style-name="P125"># non-parametrized properties</text:p>
      <text:p text:style-name="Code_20_block">jppf.discovery.enabled = false</text:p>
      <text:p text:style-name="Code_20_block">jppf.drivers = driver1</text:p>
      <text:p text:style-name="Code_20_block"/>
      <text:p text:style-name="P125">#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4"/>
      <text:p text:style-name="P124"><text:span text:style-name="T137">B</text:span>y API:</text:p>
      <text:p text:style-name="P12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10M53S</meta:editing-duration>
    <meta:editing-cycles>453</meta:editing-cycles>
    <meta:generator>LibreOffice/5.1.3.2$Windows_x86 LibreOffice_project/644e4637d1d8544fd9f56425bd6cec110e49301b</meta:generator>
    <meta:creation-date>2009-09-06T09:04:15.91</meta:creation-date>
    <dc:date>2017-10-19T11:59:45.776000000</dc:date>
    <meta:document-statistic meta:table-count="0" meta:image-count="5" meta:object-count="0" meta:page-count="35" meta:paragraph-count="1068" meta:word-count="13742" meta:character-count="92664" meta:non-whitespace-character-count="7968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